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settings.xml" manifest:media-type="text/xml"/>
  <manifest:file-entry manifest:full-path="Object 900/content.xml" manifest:media-type="text/xml"/>
  <manifest:file-entry manifest:full-path="Object 900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settings.xml" manifest:media-type="text/xml"/>
  <manifest:file-entry manifest:full-path="Object 456/" manifest:version="1.3" manifest:media-type="application/vnd.oasis.opendocument.formula"/>
  <manifest:file-entry manifest:full-path="Object 871/content.xml" manifest:media-type="text/xml"/>
  <manifest:file-entry manifest:full-path="Object 871/Configurations2/" manifest:media-type="application/vnd.sun.xml.ui.configuration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settings.xml" manifest:media-type="text/xml"/>
  <manifest:file-entry manifest:full-path="Object 870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4/settings.xml" manifest:media-type="text/xml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" manifest:version="1.3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594/content.xml" manifest:media-type="text/xml"/>
  <manifest:file-entry manifest:full-path="Object 594/Configurations2/" manifest:media-type="application/vnd.sun.xml.ui.configuration"/>
  <manifest:file-entry manifest:full-path="Object 594/settings.xml" manifest:media-type="text/xml"/>
  <manifest:file-entry manifest:full-path="Object 594/" manifest:version="1.3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551/settings.xml" manifest:media-type="text/xml"/>
  <manifest:file-entry manifest:full-path="Object 551/content.xml" manifest:media-type="text/xml"/>
  <manifest:file-entry manifest:full-path="Object 551/Configurations2/" manifest:media-type="application/vnd.sun.xml.ui.configuration"/>
  <manifest:file-entry manifest:full-path="Object 551/" manifest:version="1.3" manifest:media-type="application/vnd.oasis.opendocument.formula"/>
  <manifest:file-entry manifest:full-path="Object 478/content.xml" manifest:media-type="text/xml"/>
  <manifest:file-entry manifest:full-path="Object 478/settings.xml" manifest:media-type="text/xml"/>
  <manifest:file-entry manifest:full-path="Object 478/Configurations2/" manifest:media-type="application/vnd.sun.xml.ui.configuration"/>
  <manifest:file-entry manifest:full-path="Object 478/" manifest:version="1.3" manifest:media-type="application/vnd.oasis.opendocument.formula"/>
  <manifest:file-entry manifest:full-path="Object 893/content.xml" manifest:media-type="text/xml"/>
  <manifest:file-entry manifest:full-path="Object 893/Configurations2/" manifest:media-type="application/vnd.sun.xml.ui.configuration"/>
  <manifest:file-entry manifest:full-path="Object 893/settings.xml" manifest:media-type="text/xml"/>
  <manifest:file-entry manifest:full-path="Object 893/" manifest:version="1.3" manifest:media-type="application/vnd.oasis.opendocument.formula"/>
  <manifest:file-entry manifest:full-path="Object 507/settings.xml" manifest:media-type="text/xml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534/settings.xml" manifest:media-type="text/xml"/>
  <manifest:file-entry manifest:full-path="Object 534/content.xml" manifest:media-type="text/xml"/>
  <manifest:file-entry manifest:full-path="Object 534/Configurations2/" manifest:media-type="application/vnd.sun.xml.ui.configuration"/>
  <manifest:file-entry manifest:full-path="Object 534/" manifest:version="1.3" manifest:media-type="application/vnd.oasis.opendocument.formula"/>
  <manifest:file-entry manifest:full-path="Object 505/content.xml" manifest:media-type="text/xml"/>
  <manifest:file-entry manifest:full-path="Object 505/settings.xml" manifest:media-type="text/xml"/>
  <manifest:file-entry manifest:full-path="Object 505/Configurations2/" manifest:media-type="application/vnd.sun.xml.ui.configuration"/>
  <manifest:file-entry manifest:full-path="Object 505/" manifest:version="1.3" manifest:media-type="application/vnd.oasis.opendocument.formula"/>
  <manifest:file-entry manifest:full-path="Object 476/settings.xml" manifest:media-type="text/xml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" manifest:version="1.3" manifest:media-type="application/vnd.oasis.opendocument.formula"/>
  <manifest:file-entry manifest:full-path="Object 891/content.xml" manifest:media-type="text/xml"/>
  <manifest:file-entry manifest:full-path="Object 891/Configurations2/" manifest:media-type="application/vnd.sun.xml.ui.configuration"/>
  <manifest:file-entry manifest:full-path="Object 891/settings.xml" manifest:media-type="text/xml"/>
  <manifest:file-entry manifest:full-path="Object 891/" manifest:version="1.3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532/content.xml" manifest:media-type="text/xml"/>
  <manifest:file-entry manifest:full-path="Object 532/settings.xml" manifest:media-type="text/xml"/>
  <manifest:file-entry manifest:full-path="Object 532/Configurations2/" manifest:media-type="application/vnd.sun.xml.ui.configuration"/>
  <manifest:file-entry manifest:full-path="Object 532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524/settings.xml" manifest:media-type="text/xml"/>
  <manifest:file-entry manifest:full-path="Object 524/content.xml" manifest:media-type="text/xml"/>
  <manifest:file-entry manifest:full-path="Object 524/Configurations2/" manifest:media-type="application/vnd.sun.xml.ui.configuration"/>
  <manifest:file-entry manifest:full-path="Object 524/" manifest:version="1.3" manifest:media-type="application/vnd.oasis.opendocument.formula"/>
  <manifest:file-entry manifest:full-path="Object 468/settings.xml" manifest:media-type="text/xml"/>
  <manifest:file-entry manifest:full-path="Object 468/content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883/content.xml" manifest:media-type="text/xml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" manifest:version="1.3" manifest:media-type="application/vnd.oasis.opendocument.formula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882/content.xml" manifest:media-type="text/xml"/>
  <manifest:file-entry manifest:full-path="Object 882/settings.xml" manifest:media-type="text/xml"/>
  <manifest:file-entry manifest:full-path="Object 882/Configurations2/" manifest:media-type="application/vnd.sun.xml.ui.configuration"/>
  <manifest:file-entry manifest:full-path="Object 882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523/settings.xml" manifest:media-type="text/xml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" manifest:version="1.3" manifest:media-type="application/vnd.oasis.opendocument.formula"/>
  <manifest:file-entry manifest:full-path="Object 494/content.xml" manifest:media-type="text/xml"/>
  <manifest:file-entry manifest:full-path="Object 494/settings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settings.xml" manifest:media-type="text/xml"/>
  <manifest:file-entry manifest:full-path="Object 910/" manifest:version="1.3" manifest:media-type="application/vnd.oasis.opendocument.formula"/>
  <manifest:file-entry manifest:full-path="Object 466/content.xml" manifest:media-type="text/xml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Object 881/settings.xml" manifest:media-type="text/xml"/>
  <manifest:file-entry manifest:full-path="Object 881/content.xml" manifest:media-type="text/xml"/>
  <manifest:file-entry manifest:full-path="Object 881/Configurations2/" manifest:media-type="application/vnd.sun.xml.ui.configuration"/>
  <manifest:file-entry manifest:full-path="Object 881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522/settings.xml" manifest:media-type="text/xml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463/content.xml" manifest:media-type="text/xml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490/content.xml" manifest:media-type="text/xml"/>
  <manifest:file-entry manifest:full-path="Object 490/Configurations2/" manifest:media-type="application/vnd.sun.xml.ui.configuration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462/content.xml" manifest:media-type="text/xml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60/settings.xml" manifest:media-type="text/xml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741/content.xml" manifest:media-type="text/xml"/>
  <manifest:file-entry manifest:full-path="Object 741/settings.xml" manifest:media-type="text/xml"/>
  <manifest:file-entry manifest:full-path="Object 741/Configurations2/" manifest:media-type="application/vnd.sun.xml.ui.configuration"/>
  <manifest:file-entry manifest:full-path="Object 741/" manifest:version="1.3" manifest:media-type="application/vnd.oasis.opendocument.formula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740/content.xml" manifest:media-type="text/xml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901/content.xml" manifest:media-type="text/xml"/>
  <manifest:file-entry manifest:full-path="Object 901/Configurations2/" manifest:media-type="application/vnd.sun.xml.ui.configuration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513/content.xml" manifest:media-type="text/xml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" manifest:version="1.3" manifest:media-type="application/vnd.oasis.opendocument.formula"/>
  <manifest:file-entry manifest:full-path="Object 484/settings.xml" manifest:media-type="text/xml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734/content.xml" manifest:media-type="text/xml"/>
  <manifest:file-entry manifest:full-path="Object 734/settings.xml" manifest:media-type="text/xml"/>
  <manifest:file-entry manifest:full-path="Object 734/Configurations2/" manifest:media-type="application/vnd.sun.xml.ui.configuration"/>
  <manifest:file-entry manifest:full-path="Object 73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40/content.xml" manifest:media-type="text/xml"/>
  <manifest:file-entry manifest:full-path="Object 540/settings.xml" manifest:media-type="text/xml"/>
  <manifest:file-entry manifest:full-path="Object 540/Configurations2/" manifest:media-type="application/vnd.sun.xml.ui.configuration"/>
  <manifest:file-entry manifest:full-path="Object 540/" manifest:version="1.3" manifest:media-type="application/vnd.oasis.opendocument.formula"/>
  <manifest:file-entry manifest:full-path="Object 290/content.xml" manifest:media-type="text/xml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" manifest:version="1.3" manifest:media-type="application/vnd.oasis.opendocument.formula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" manifest:version="1.3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840/Configurations2/" manifest:media-type="application/vnd.sun.xml.ui.configuration"/>
  <manifest:file-entry manifest:full-path="Object 840/settings.xml" manifest:media-type="text/xml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590/Configurations2/" manifest:media-type="application/vnd.sun.xml.ui.configuration"/>
  <manifest:file-entry manifest:full-path="Object 590/settings.xml" manifest:media-type="text/xml"/>
  <manifest:file-entry manifest:full-path="Object 590/content.xml" manifest:media-type="text/xml"/>
  <manifest:file-entry manifest:full-path="Object 59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617/settings.xml" manifest:media-type="text/xml"/>
  <manifest:file-entry manifest:full-path="Object 617/Configurations2/" manifest:media-type="application/vnd.sun.xml.ui.configuration"/>
  <manifest:file-entry manifest:full-path="Object 617/content.xml" manifest:media-type="text/xml"/>
  <manifest:file-entry manifest:full-path="Object 617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549/content.xml" manifest:media-type="text/xml"/>
  <manifest:file-entry manifest:full-path="Object 549/settings.xml" manifest:media-type="text/xml"/>
  <manifest:file-entry manifest:full-path="Object 549/Configurations2/" manifest:media-type="application/vnd.sun.xml.ui.configuration"/>
  <manifest:file-entry manifest:full-path="Object 549/" manifest:version="1.3" manifest:media-type="application/vnd.oasis.opendocument.formula"/>
  <manifest:file-entry manifest:full-path="Object 547/content.xml" manifest:media-type="text/xml"/>
  <manifest:file-entry manifest:full-path="Object 547/Configurations2/" manifest:media-type="application/vnd.sun.xml.ui.configuration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546/settings.xml" manifest:media-type="text/xml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" manifest:version="1.3" manifest:media-type="application/vnd.oasis.opendocument.formula"/>
  <manifest:file-entry manifest:full-path="Object 352/content.xml" manifest:media-type="text/xml"/>
  <manifest:file-entry manifest:full-path="Object 352/settings.xml" manifest:media-type="text/xml"/>
  <manifest:file-entry manifest:full-path="Object 352/Configurations2/" manifest:media-type="application/vnd.sun.xml.ui.configuration"/>
  <manifest:file-entry manifest:full-path="Object 35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80/content.xml" manifest:media-type="text/xml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" manifest:version="1.3" manifest:media-type="application/vnd.oasis.opendocument.formula"/>
  <manifest:file-entry manifest:full-path="Object 531/settings.xml" manifest:media-type="text/xml"/>
  <manifest:file-entry manifest:full-path="Object 531/content.xml" manifest:media-type="text/xml"/>
  <manifest:file-entry manifest:full-path="Object 531/Configurations2/" manifest:media-type="application/vnd.sun.xml.ui.configuration"/>
  <manifest:file-entry manifest:full-path="Object 531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447/settings.xml" manifest:media-type="text/xml"/>
  <manifest:file-entry manifest:full-path="Object 447/Configurations2/" manifest:media-type="application/vnd.sun.xml.ui.configuration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443/content.xml" manifest:media-type="text/xml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styles.xml" manifest:media-type="text/xml"/>
  <manifest:file-entry manifest:full-path="Object 371/settings.xml" manifest:media-type="text/xml"/>
  <manifest:file-entry manifest:full-path="Object 371/content.xml" manifest:media-type="text/xml"/>
  <manifest:file-entry manifest:full-path="Object 371/Configurations2/" manifest:media-type="application/vnd.sun.xml.ui.configuration"/>
  <manifest:file-entry manifest:full-path="Object 371/" manifest:version="1.3" manifest:media-type="application/vnd.oasis.opendocument.formula"/>
  <manifest:file-entry manifest:full-path="Object 565/settings.xml" manifest:media-type="text/xml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567/settings.xml" manifest:media-type="text/xml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382/content.xml" manifest:media-type="text/xml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" manifest:version="1.3" manifest:media-type="application/vnd.oasis.opendocument.formula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content.xml" manifest:media-type="text/xml"/>
  <manifest:file-entry manifest:full-path="Object 868/settings.xml" manifest:media-type="text/xml"/>
  <manifest:file-entry manifest:full-path="Object 868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878/settings.xml" manifest:media-type="text/xml"/>
  <manifest:file-entry manifest:full-path="Object 878/Configurations2/" manifest:media-type="application/vnd.sun.xml.ui.configuration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907/content.xml" manifest:media-type="text/xml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" manifest:version="1.3" manifest:media-type="application/vnd.oasis.opendocument.formula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829/content.xml" manifest:media-type="text/xml"/>
  <manifest:file-entry manifest:full-path="Object 829/settings.xml" manifest:media-type="text/xml"/>
  <manifest:file-entry manifest:full-path="Object 829/Configurations2/" manifest:media-type="application/vnd.sun.xml.ui.configuration"/>
  <manifest:file-entry manifest:full-path="Object 829/" manifest:version="1.3" manifest:media-type="application/vnd.oasis.opendocument.formula"/>
  <manifest:file-entry manifest:full-path="Object 746/settings.xml" manifest:media-type="text/xml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473/settings.xml" manifest:media-type="text/xml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Replacements/Object 263" manifest:media-type=""/>
  <manifest:file-entry manifest:full-path="ObjectReplacements/Object 900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262" manifest:media-type=""/>
  <manifest:file-entry manifest:full-path="ObjectReplacements/Object 455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261" manifest:media-type=""/>
  <manifest:file-entry manifest:full-path="ObjectReplacements/Object 454" manifest:media-type="application/x-openoffice-gdimetafile;windows_formatname=&quot;GDIMetaFile&quot;"/>
  <manifest:file-entry manifest:full-path="ObjectReplacements/Object 260" manifest:media-type=""/>
  <manifest:file-entry manifest:full-path="ObjectReplacements/Object 259" manifest:media-type=""/>
  <manifest:file-entry manifest:full-path="ObjectReplacements/Object 449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255" manifest:media-type=""/>
  <manifest:file-entry manifest:full-path="ObjectReplacements/Object 249" manifest:media-type=""/>
  <manifest:file-entry manifest:full-path="ObjectReplacements/Object 248" manifest:media-type=""/>
  <manifest:file-entry manifest:full-path="ObjectReplacements/Object 189" manifest:media-type="application/x-openoffice-gdimetafile;windows_formatname=&quot;GDIMetaFile&quot;"/>
  <manifest:file-entry manifest:full-path="ObjectReplacements/Object 218" manifest:media-type=""/>
  <manifest:file-entry manifest:full-path="ObjectReplacements/Object 188" manifest:media-type="application/x-openoffice-gdimetafile;windows_formatname=&quot;GDIMetaFile&quot;"/>
  <manifest:file-entry manifest:full-path="ObjectReplacements/Object 217" manifest:media-type=""/>
  <manifest:file-entry manifest:full-path="ObjectReplacements/Object 187" manifest:media-type="application/x-openoffice-gdimetafile;windows_formatname=&quot;GDIMetaFile&quot;"/>
  <manifest:file-entry manifest:full-path="ObjectReplacements/Object 216" manifest:media-type=""/>
  <manifest:file-entry manifest:full-path="ObjectReplacements/Object 186" manifest:media-type="application/x-openoffice-gdimetafile;windows_formatname=&quot;GDIMetaFile&quot;"/>
  <manifest:file-entry manifest:full-path="ObjectReplacements/Object 215" manifest:media-type=""/>
  <manifest:file-entry manifest:full-path="ObjectReplacements/Object 214" manifest:media-type="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94" manifest:media-type="application/x-openoffice-gdimetafile;windows_formatname=&quot;GDIMetaFile&quot;"/>
  <manifest:file-entry manifest:full-path="ObjectReplacements/Object 208" manifest:media-type=""/>
  <manifest:file-entry manifest:full-path="ObjectReplacements/Object 136" manifest:media-type=""/>
  <manifest:file-entry manifest:full-path="ObjectReplacements/Object 551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893" manifest:media-type=""/>
  <manifest:file-entry manifest:full-path="ObjectReplacements/Object 507" manifest:media-type="application/x-openoffice-gdimetafile;windows_formatname=&quot;GDIMetaFile&quot;"/>
  <manifest:file-entry manifest:full-path="ObjectReplacements/Object 119" manifest:media-type=""/>
  <manifest:file-entry manifest:full-path="ObjectReplacements/Object 534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117" manifest:media-type=""/>
  <manifest:file-entry manifest:full-path="ObjectReplacements/Object 532" manifest:media-type="application/x-openoffice-gdimetafile;windows_formatname=&quot;GDIMetaFile&quot;"/>
  <manifest:file-entry manifest:full-path="ObjectReplacements/Object 109" manifest:media-type=""/>
  <manifest:file-entry manifest:full-path="ObjectReplacements/Object 524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108" manifest:media-type=""/>
  <manifest:file-entry manifest:full-path="ObjectReplacements/Object 52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910" manifest:media-type=""/>
  <manifest:file-entry manifest:full-path="ObjectReplacements/Object 466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107" manifest:media-type=""/>
  <manifest:file-entry manifest:full-path="ObjectReplacements/Object 522" manifest:media-type="application/x-openoffice-gdimetafile;windows_formatname=&quot;GDIMetaFile&quot;"/>
  <manifest:file-entry manifest:full-path="ObjectReplacements/Object 493" manifest:media-type=""/>
  <manifest:file-entry manifest:full-path="ObjectReplacements/Object 463" manifest:media-type="application/x-openoffice-gdimetafile;windows_formatname=&quot;GDIMetaFile&quot;"/>
  <manifest:file-entry manifest:full-path="ObjectReplacements/Object 104" manifest:media-type=""/>
  <manifest:file-entry manifest:full-path="ObjectReplacements/Object 49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103" manifest:media-type="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213" manifest:media-type=""/>
  <manifest:file-entry manifest:full-path="ObjectReplacements/Object 184" manifest:media-type="application/x-openoffice-gdimetafile;windows_formatname=&quot;GDIMetaFile&quot;"/>
  <manifest:file-entry manifest:full-path="ObjectReplacements/Object 99" manifest:media-type=""/>
  <manifest:file-entry manifest:full-path="ObjectReplacements/Object 212" manifest:media-type=""/>
  <manifest:file-entry manifest:full-path="ObjectReplacements/Object 183" manifest:media-type="application/x-openoffice-gdimetafile;windows_formatname=&quot;GDIMetaFile&quot;"/>
  <manifest:file-entry manifest:full-path="ObjectReplacements/Object 98" manifest:media-type=""/>
  <manifest:file-entry manifest:full-path="ObjectReplacements/Object 211" manifest:media-type=""/>
  <manifest:file-entry manifest:full-path="ObjectReplacements/Object 182" manifest:media-type="application/x-openoffice-gdimetafile;windows_formatname=&quot;GDIMetaFile&quot;"/>
  <manifest:file-entry manifest:full-path="ObjectReplacements/Object 97" manifest:media-type=""/>
  <manifest:file-entry manifest:full-path="ObjectReplacements/Object 210" manifest:media-type=""/>
  <manifest:file-entry manifest:full-path="ObjectReplacements/Object 181" manifest:media-type="application/x-openoffice-gdimetafile;windows_formatname=&quot;GDIMetaFile&quot;"/>
  <manifest:file-entry manifest:full-path="ObjectReplacements/Object 96" manifest:media-type=""/>
  <manifest:file-entry manifest:full-path="ObjectReplacements/Object 95" manifest:media-type=""/>
  <manifest:file-entry manifest:full-path="ObjectReplacements/Object 90" manifest:media-type=""/>
  <manifest:file-entry manifest:full-path="ObjectReplacements/Object 83" manifest:media-type=""/>
  <manifest:file-entry manifest:full-path="ObjectReplacements/Object 50" manifest:media-type=""/>
  <manifest:file-entry manifest:full-path="ObjectReplacements/Object 297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901" manifest:media-type=""/>
  <manifest:file-entry manifest:full-path="ObjectReplacements/Object 457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125" manifest:media-type=""/>
  <manifest:file-entry manifest:full-path="ObjectReplacements/Object 540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568" manifest:media-type=""/>
  <manifest:file-entry manifest:full-path="ObjectReplacements/Object 180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253" manifest:media-type=""/>
  <manifest:file-entry manifest:full-path="ObjectReplacements/Object 555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43" manifest:media-type="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110" manifest:media-type=""/>
  <manifest:file-entry manifest:full-path="ObjectReplacements/Object 40" manifest:media-type=""/>
  <manifest:file-entry manifest:full-path="ObjectReplacements/Object 37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219" manifest:media-type=""/>
  <manifest:file-entry manifest:full-path="ObjectReplacements/Object 190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48" manifest:media-type=""/>
  <manifest:file-entry manifest:full-path="ObjectReplacements/Object 383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907" manifest:media-type=""/>
  <manifest:file-entry manifest:full-path="ObjectReplacements/Object 441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251" manifest:media-type=""/>
  <manifest:file-entry manifest:full-path="ObjectReplacements/Object 28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66" manifest:media-type=""/>
  <manifest:file-entry manifest:full-path="ObjectReplacements/Object 372" manifest:media-type="application/x-openoffice-gdimetafile;windows_formatname=&quot;GDIMetaFile&quot;"/>
  <manifest:file-entry manifest:full-path="ObjectReplacements/Object 60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"/>
  <manifest:file-entry manifest:full-path="ObjectReplacements/Object 8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613" manifest:media-type="application/x-openoffice-gdimetafile;windows_formatname=&quot;GDIMetaFile&quot;"/>
  <manifest:file-entry manifest:full-path="ObjectReplacements/Object 58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8" manifest:media-type=""/>
  <manifest:file-entry manifest:full-path="ObjectReplacements/Object 173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608" manifest:media-type="application/x-openoffice-gdimetafile;windows_formatname=&quot;GDIMetaFile&quot;"/>
  <manifest:file-entry manifest:full-path="ObjectReplacements/Object 599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618" manifest:media-type="application/x-openoffice-gdimetafile;windows_formatname=&quot;GDIMetaFile&quot;"/>
  <manifest:file-entry manifest:full-path="ObjectReplacements/Object 894" manifest:media-type=""/>
  <manifest:file-entry manifest:full-path="ObjectReplacements/Object 479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120" manifest:media-type=""/>
  <manifest:file-entry manifest:full-path="ObjectReplacements/Object 19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"/>
  <manifest:file-entry manifest:full-path="ObjectReplacements/Object 498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904" manifest:media-type=""/>
  <manifest:file-entry manifest:full-path="ObjectReplacements/Object 87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86" manifest:media-type=""/>
  <manifest:file-entry manifest:full-path="ObjectReplacements/Object 19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60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600" manifest:media-type="application/x-openoffice-gdimetafile;windows_formatname=&quot;GDIMetaFile&quot;"/>
  <manifest:file-entry manifest:full-path="ObjectReplacements/Object 8" manifest:media-type=""/>
  <manifest:file-entry manifest:full-path="ObjectReplacements/Object 156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87" manifest:media-type=""/>
  <manifest:file-entry manifest:full-path="ObjectReplacements/Object 86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65" manifest:media-type=""/>
  <manifest:file-entry manifest:full-path="ObjectReplacements/Object 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60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39" manifest:media-type=""/>
  <manifest:file-entry manifest:full-path="ObjectReplacements/Object 31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66" manifest:media-type=""/>
  <manifest:file-entry manifest:full-path="ObjectReplacements/Object 268" manifest:media-type=""/>
  <manifest:file-entry manifest:full-path="ObjectReplacements/Object 267" manifest:media-type=""/>
  <manifest:file-entry manifest:full-path="ObjectReplacements/Object 84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903" manifest:media-type=""/>
  <manifest:file-entry manifest:full-path="ObjectReplacements/Object 42" manifest:media-type=""/>
  <manifest:file-entry manifest:full-path="ObjectReplacements/Object 264" manifest:media-type=""/>
  <manifest:file-entry manifest:full-path="ObjectReplacements/Object 902" manifest:media-type=""/>
  <manifest:file-entry manifest:full-path="ObjectReplacements/Object 458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92" manifest:media-type=""/>
  <manifest:file-entry manifest:full-path="ObjectReplacements/Object 50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601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252" manifest:media-type=""/>
  <manifest:file-entry manifest:full-path="ObjectReplacements/Object 843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254" manifest:media-type=""/>
  <manifest:file-entry manifest:full-path="ObjectReplacements/Object 38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59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44" manifest:media-type=""/>
  <manifest:file-entry manifest:full-path="ObjectReplacements/Object 27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606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240" manifest:media-type=""/>
  <manifest:file-entry manifest:full-path="ObjectReplacements/Object 5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905" manifest:media-type=""/>
  <manifest:file-entry manifest:full-path="ObjectReplacements/Object 87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616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605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597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58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12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615" manifest:media-type="application/x-openoffice-gdimetafile;windows_formatname=&quot;GDIMetaFile&quot;"/>
  <manifest:file-entry manifest:full-path="ObjectReplacements/Object 58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7" manifest:media-type=""/>
  <manifest:file-entry manifest:full-path="ObjectReplacements/Object 6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243" manifest:media-type=""/>
  <manifest:file-entry manifest:full-path="ObjectReplacements/Object 61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856" manifest:media-type=""/>
  <manifest:file-entry manifest:full-path="ObjectReplacements/Object 60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55" manifest:media-type=""/>
  <manifest:file-entry manifest:full-path="ObjectReplacements/Object 55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60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41" manifest:media-type=""/>
  <manifest:file-entry manifest:full-path="ObjectReplacements/Object 359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614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906" manifest:media-type=""/>
  <manifest:file-entry manifest:full-path="ObjectReplacements/Object 45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08" manifest:media-type=""/>
  <manifest:file-entry manifest:full-path="ObjectReplacements/Object 87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" manifest:media-type=""/>
  <manifest:file-entry manifest:full-path="ObjectReplacements/Object 849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59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09" manifest:media-type=""/>
  <manifest:file-entry manifest:full-path="ObjectReplacements/Object 595" manifest:media-type="application/x-openoffice-gdimetafile;windows_formatname=&quot;GDIMetaFile&quot;"/>
  <manifest:file-entry manifest:full-path="ObjectReplacements/Object 718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44" manifest:media-type=""/>
  <manifest:file-entry manifest:full-path="ObjectReplacements/Object 438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45" manifest:media-type=""/>
  <manifest:file-entry manifest:full-path="ObjectReplacements/Object 439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49" manifest:media-type=""/>
  <manifest:file-entry manifest:full-path="ObjectReplacements/Object 72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9" manifest:media-type=""/>
  <manifest:file-entry manifest:full-path="ObjectReplacements/Object 598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582" manifest:media-type="application/x-openoffice-gdimetafile;windows_formatname=&quot;GDIMetaFile&quot;"/>
  <manifest:file-entry manifest:full-path="ObjectReplacements/Object 611" manifest:media-type="application/x-openoffice-gdimetafile;windows_formatname=&quot;GDIMetaFile&quot;"/>
  <manifest:file-entry manifest:full-path="ObjectReplacements/Object 167" manifest:media-type=""/>
  <manifest:file-entry manifest:full-path="ObjectReplacements/Object 22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617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45/settings.xml" manifest:media-type="text/xml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860/Configurations2/" manifest:media-type="application/vnd.sun.xml.ui.configuration"/>
  <manifest:file-entry manifest:full-path="Object 860/content.xml" manifest:media-type="text/xml"/>
  <manifest:file-entry manifest:full-path="Object 860/settings.xml" manifest:media-type="text/xml"/>
  <manifest:file-entry manifest:full-path="Object 860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735/settings.xml" manifest:media-type="text/xml"/>
  <manifest:file-entry manifest:full-path="Object 735/content.xml" manifest:media-type="text/xml"/>
  <manifest:file-entry manifest:full-path="Object 735/Configurations2/" manifest:media-type="application/vnd.sun.xml.ui.configuration"/>
  <manifest:file-entry manifest:full-path="Object 735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566/content.xml" manifest:media-type="text/xml"/>
  <manifest:file-entry manifest:full-path="Object 566/Configurations2/" manifest:media-type="application/vnd.sun.xml.ui.configuration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372/settings.xml" manifest:media-type="text/xml"/>
  <manifest:file-entry manifest:full-path="Object 372/content.xml" manifest:media-type="text/xml"/>
  <manifest:file-entry manifest:full-path="Object 372/Configurations2/" manifest:media-type="application/vnd.sun.xml.ui.configuration"/>
  <manifest:file-entry manifest:full-path="Object 372/" manifest:version="1.3" manifest:media-type="application/vnd.oasis.opendocument.formula"/>
  <manifest:file-entry manifest:full-path="Object 609/Configurations2/" manifest:media-type="application/vnd.sun.xml.ui.configuration"/>
  <manifest:file-entry manifest:full-path="Object 609/content.xml" manifest:media-type="text/xml"/>
  <manifest:file-entry manifest:full-path="Object 609/settings.xml" manifest:media-type="text/xml"/>
  <manifest:file-entry manifest:full-path="Object 609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99/settings.xml" manifest:media-type="text/xml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" manifest:version="1.3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" manifest:version="1.3" manifest:media-type="application/vnd.oasis.opendocument.formula"/>
  <manifest:file-entry manifest:full-path="Object 729/content.xml" manifest:media-type="text/xml"/>
  <manifest:file-entry manifest:full-path="Object 729/Configurations2/" manifest:media-type="application/vnd.sun.xml.ui.configuration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341/settings.xml" manifest:media-type="text/xml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743/settings.xml" manifest:media-type="text/xml"/>
  <manifest:file-entry manifest:full-path="Object 743/Configurations2/" manifest:media-type="application/vnd.sun.xml.ui.configuration"/>
  <manifest:file-entry manifest:full-path="Object 743/content.xml" manifest:media-type="text/xml"/>
  <manifest:file-entry manifest:full-path="Object 743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847/settings.xml" manifest:media-type="text/xml"/>
  <manifest:file-entry manifest:full-path="Object 847/Configurations2/" manifest:media-type="application/vnd.sun.xml.ui.configuration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739/settings.xml" manifest:media-type="text/xml"/>
  <manifest:file-entry manifest:full-path="Object 739/content.xml" manifest:media-type="text/xml"/>
  <manifest:file-entry manifest:full-path="Object 739/Configurations2/" manifest:media-type="application/vnd.sun.xml.ui.configuration"/>
  <manifest:file-entry manifest:full-path="Object 739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745/settings.xml" manifest:media-type="text/xml"/>
  <manifest:file-entry manifest:full-path="Object 745/content.xml" manifest:media-type="text/xml"/>
  <manifest:file-entry manifest:full-path="Object 745/Configurations2/" manifest:media-type="application/vnd.sun.xml.ui.configuration"/>
  <manifest:file-entry manifest:full-path="Object 745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608/Configurations2/" manifest:media-type="application/vnd.sun.xml.ui.configuration"/>
  <manifest:file-entry manifest:full-path="Object 608/content.xml" manifest:media-type="text/xml"/>
  <manifest:file-entry manifest:full-path="Object 608/settings.xml" manifest:media-type="text/xml"/>
  <manifest:file-entry manifest:full-path="Object 608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539/settings.xml" manifest:media-type="text/xml"/>
  <manifest:file-entry manifest:full-path="Object 539/content.xml" manifest:media-type="text/xml"/>
  <manifest:file-entry manifest:full-path="Object 539/Configurations2/" manifest:media-type="application/vnd.sun.xml.ui.configuration"/>
  <manifest:file-entry manifest:full-path="Object 539/" manifest:version="1.3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" manifest:version="1.3" manifest:media-type="application/vnd.oasis.opendocument.formula"/>
  <manifest:file-entry manifest:full-path="Object 898/settings.xml" manifest:media-type="text/xml"/>
  <manifest:file-entry manifest:full-path="Object 898/Configurations2/" manifest:media-type="application/vnd.sun.xml.ui.configuration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559/settings.xml" manifest:media-type="text/xml"/>
  <manifest:file-entry manifest:full-path="Object 559/Configurations2/" manifest:media-type="application/vnd.sun.xml.ui.configuration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354/settings.xml" manifest:media-type="text/xml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452/settings.xml" manifest:media-type="text/xml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722/content.xml" manifest:media-type="text/xml"/>
  <manifest:file-entry manifest:full-path="Object 722/settings.xml" manifest:media-type="text/xml"/>
  <manifest:file-entry manifest:full-path="Object 722/Configurations2/" manifest:media-type="application/vnd.sun.xml.ui.configuration"/>
  <manifest:file-entry manifest:full-path="Object 722/" manifest:version="1.3" manifest:media-type="application/vnd.oasis.opendocument.formula"/>
  <manifest:file-entry manifest:full-path="Object 613/settings.xml" manifest:media-type="text/xml"/>
  <manifest:file-entry manifest:full-path="Object 613/content.xml" manifest:media-type="text/xml"/>
  <manifest:file-entry manifest:full-path="Object 613/Configurations2/" manifest:media-type="application/vnd.sun.xml.ui.configuration"/>
  <manifest:file-entry manifest:full-path="Object 613/" manifest:version="1.3" manifest:media-type="application/vnd.oasis.opendocument.formula"/>
  <manifest:file-entry manifest:full-path="Object 584/Configurations2/" manifest:media-type="application/vnd.sun.xml.ui.configuration"/>
  <manifest:file-entry manifest:full-path="Object 584/settings.xml" manifest:media-type="text/xml"/>
  <manifest:file-entry manifest:full-path="Object 584/content.xml" manifest:media-type="text/xml"/>
  <manifest:file-entry manifest:full-path="Object 584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" manifest:version="1.3" manifest:media-type="application/vnd.oasis.opendocument.formula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558/Configurations2/" manifest:media-type="application/vnd.sun.xml.ui.configuration"/>
  <manifest:file-entry manifest:full-path="Object 558/settings.xml" manifest:media-type="text/xml"/>
  <manifest:file-entry manifest:full-path="Object 558/content.xml" manifest:media-type="text/xml"/>
  <manifest:file-entry manifest:full-path="Object 558/" manifest:version="1.3" manifest:media-type="application/vnd.oasis.opendocument.formula"/>
  <manifest:file-entry manifest:full-path="Object 367/content.xml" manifest:media-type="text/xml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469/settings.xml" manifest:media-type="text/xml"/>
  <manifest:file-entry manifest:full-path="Object 469/content.xml" manifest:media-type="text/xml"/>
  <manifest:file-entry manifest:full-path="Object 469/Configurations2/" manifest:media-type="application/vnd.sun.xml.ui.configuration"/>
  <manifest:file-entry manifest:full-path="Object 469/" manifest:version="1.3" manifest:media-type="application/vnd.oasis.opendocument.formula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599/settings.xml" manifest:media-type="text/xml"/>
  <manifest:file-entry manifest:full-path="Object 599/Configurations2/" manifest:media-type="application/vnd.sun.xml.ui.configuration"/>
  <manifest:file-entry manifest:full-path="Object 599/content.xml" manifest:media-type="text/xml"/>
  <manifest:file-entry manifest:full-path="Object 599/" manifest:version="1.3" manifest:media-type="application/vnd.oasis.opendocument.formula"/>
  <manifest:file-entry manifest:full-path="Object 536/content.xml" manifest:media-type="text/xml"/>
  <manifest:file-entry manifest:full-path="Object 536/settings.xml" manifest:media-type="text/xml"/>
  <manifest:file-entry manifest:full-path="Object 536/Configurations2/" manifest:media-type="application/vnd.sun.xml.ui.configuration"/>
  <manifest:file-entry manifest:full-path="Object 536/" manifest:version="1.3" manifest:media-type="application/vnd.oasis.opendocument.formula"/>
  <manifest:file-entry manifest:full-path="Object 509/settings.xml" manifest:media-type="text/xml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538/Configurations2/" manifest:media-type="application/vnd.sun.xml.ui.configuration"/>
  <manifest:file-entry manifest:full-path="Object 538/settings.xml" manifest:media-type="text/xml"/>
  <manifest:file-entry manifest:full-path="Object 538/content.xml" manifest:media-type="text/xml"/>
  <manifest:file-entry manifest:full-path="Object 538/" manifest:version="1.3" manifest:media-type="application/vnd.oasis.opendocument.formula"/>
  <manifest:file-entry manifest:full-path="Object 897/Configurations2/" manifest:media-type="application/vnd.sun.xml.ui.configuration"/>
  <manifest:file-entry manifest:full-path="Object 897/settings.xml" manifest:media-type="text/xml"/>
  <manifest:file-entry manifest:full-path="Object 897/content.xml" manifest:media-type="text/xml"/>
  <manifest:file-entry manifest:full-path="Object 897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content.xml" manifest:media-type="text/xml"/>
  <manifest:file-entry manifest:full-path="Object 554/settings.xml" manifest:media-type="text/xml"/>
  <manifest:file-entry manifest:full-path="Object 554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" manifest:version="1.3" manifest:media-type="application/vnd.oasis.opendocument.formula"/>
  <manifest:file-entry manifest:full-path="Object 561/settings.xml" manifest:media-type="text/xml"/>
  <manifest:file-entry manifest:full-path="Object 561/Configurations2/" manifest:media-type="application/vnd.sun.xml.ui.configuration"/>
  <manifest:file-entry manifest:full-path="Object 561/content.xml" manifest:media-type="text/xml"/>
  <manifest:file-entry manifest:full-path="Object 561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894/settings.xml" manifest:media-type="text/xml"/>
  <manifest:file-entry manifest:full-path="Object 894/Configurations2/" manifest:media-type="application/vnd.sun.xml.ui.configuration"/>
  <manifest:file-entry manifest:full-path="Object 894/content.xml" manifest:media-type="text/xml"/>
  <manifest:file-entry manifest:full-path="Object 894/" manifest:version="1.3" manifest:media-type="application/vnd.oasis.opendocument.formula"/>
  <manifest:file-entry manifest:full-path="Object 479/content.xml" manifest:media-type="text/xml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" manifest:version="1.3" manifest:media-type="application/vnd.oasis.opendocument.formula"/>
  <manifest:file-entry manifest:full-path="Object 508/settings.xml" manifest:media-type="text/xml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" manifest:version="1.3" manifest:media-type="application/vnd.oasis.opendocument.formula"/>
  <manifest:file-entry manifest:full-path="Object 867/content.xml" manifest:media-type="text/xml"/>
  <manifest:file-entry manifest:full-path="Object 867/Configurations2/" manifest:media-type="application/vnd.sun.xml.ui.configuration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" manifest:version="1.3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" manifest:version="1.3" manifest:media-type="application/vnd.oasis.opendocument.formula"/>
  <manifest:file-entry manifest:full-path="Object 592/Configurations2/" manifest:media-type="application/vnd.sun.xml.ui.configuration"/>
  <manifest:file-entry manifest:full-path="Object 592/content.xml" manifest:media-type="text/xml"/>
  <manifest:file-entry manifest:full-path="Object 592/settings.xml" manifest:media-type="text/xml"/>
  <manifest:file-entry manifest:full-path="Object 592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564/content.xml" manifest:media-type="text/xml"/>
  <manifest:file-entry manifest:full-path="Object 564/Configurations2/" manifest:media-type="application/vnd.sun.xml.ui.configuration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727/settings.xml" manifest:media-type="text/xml"/>
  <manifest:file-entry manifest:full-path="Object 727/Configurations2/" manifest:media-type="application/vnd.sun.xml.ui.configuration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602/content.xml" manifest:media-type="text/xml"/>
  <manifest:file-entry manifest:full-path="Object 602/settings.xml" manifest:media-type="text/xml"/>
  <manifest:file-entry manifest:full-path="Object 602/Configurations2/" manifest:media-type="application/vnd.sun.xml.ui.configuration"/>
  <manifest:file-entry manifest:full-path="Object 602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settings.xml" manifest:media-type="text/xml"/>
  <manifest:file-entry manifest:full-path="Object 573/content.xml" manifest:media-type="text/xml"/>
  <manifest:file-entry manifest:full-path="Object 573/" manifest:version="1.3" manifest:media-type="application/vnd.oasis.opendocument.formula"/>
  <manifest:file-entry manifest:full-path="Object 362/settings.xml" manifest:media-type="text/xml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" manifest:version="1.3" manifest:media-type="application/vnd.oasis.opendocument.formula"/>
  <manifest:file-entry manifest:full-path="Object 556/content.xml" manifest:media-type="text/xml"/>
  <manifest:file-entry manifest:full-path="Object 556/Configurations2/" manifest:media-type="application/vnd.sun.xml.ui.configuration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831/settings.xml" manifest:media-type="text/xml"/>
  <manifest:file-entry manifest:full-path="Object 831/Configurations2/" manifest:media-type="application/vnd.sun.xml.ui.configuration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settings.xml" manifest:media-type="text/xml"/>
  <manifest:file-entry manifest:full-path="Object 72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530/settings.xml" manifest:media-type="text/xml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349/content.xml" manifest:media-type="text/xml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570/content.xml" manifest:media-type="text/xml"/>
  <manifest:file-entry manifest:full-path="Object 570/Configurations2/" manifest:media-type="application/vnd.sun.xml.ui.configuration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890/content.xml" manifest:media-type="text/xml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" manifest:version="1.3" manifest:media-type="application/vnd.oasis.opendocument.formula"/>
  <manifest:file-entry manifest:full-path="Object 504/content.xml" manifest:media-type="text/xml"/>
  <manifest:file-entry manifest:full-path="Object 504/settings.xml" manifest:media-type="text/xml"/>
  <manifest:file-entry manifest:full-path="Object 504/Configurations2/" manifest:media-type="application/vnd.sun.xml.ui.configuration"/>
  <manifest:file-entry manifest:full-path="Object 504/" manifest:version="1.3" manifest:media-type="application/vnd.oasis.opendocument.formula"/>
  <manifest:file-entry manifest:full-path="Object 601/Configurations2/" manifest:media-type="application/vnd.sun.xml.ui.configuration"/>
  <manifest:file-entry manifest:full-path="Object 601/content.xml" manifest:media-type="text/xml"/>
  <manifest:file-entry manifest:full-path="Object 601/settings.xml" manifest:media-type="text/xml"/>
  <manifest:file-entry manifest:full-path="Object 601/" manifest:version="1.3" manifest:media-type="application/vnd.oasis.opendocument.formula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72/content.xml" manifest:media-type="text/xml"/>
  <manifest:file-entry manifest:full-path="Object 572/Configurations2/" manifest:media-type="application/vnd.sun.xml.ui.configuration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618/Configurations2/" manifest:media-type="application/vnd.sun.xml.ui.configuration"/>
  <manifest:file-entry manifest:full-path="Object 618/content.xml" manifest:media-type="text/xml"/>
  <manifest:file-entry manifest:full-path="Object 618/settings.xml" manifest:media-type="text/xml"/>
  <manifest:file-entry manifest:full-path="Object 618/" manifest:version="1.3" manifest:media-type="application/vnd.oasis.opendocument.formula"/>
  <manifest:file-entry manifest:full-path="Object 474/settings.xml" manifest:media-type="text/xml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" manifest:version="1.3" manifest:media-type="application/vnd.oasis.opendocument.formula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600/Configurations2/" manifest:media-type="application/vnd.sun.xml.ui.configuration"/>
  <manifest:file-entry manifest:full-path="Object 600/content.xml" manifest:media-type="text/xml"/>
  <manifest:file-entry manifest:full-path="Object 600/settings.xml" manifest:media-type="text/xml"/>
  <manifest:file-entry manifest:full-path="Object 60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" manifest:version="1.3" manifest:media-type="application/vnd.oasis.opendocument.formula"/>
  <manifest:file-entry manifest:full-path="Object 571/settings.xml" manifest:media-type="text/xml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754/content.xml" manifest:media-type="text/xml"/>
  <manifest:file-entry manifest:full-path="Object 754/settings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560/content.xml" manifest:media-type="text/xml"/>
  <manifest:file-entry manifest:full-path="Object 560/Configurations2/" manifest:media-type="application/vnd.sun.xml.ui.configuration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865/settings.xml" manifest:media-type="text/xml"/>
  <manifest:file-entry manifest:full-path="Object 865/content.xml" manifest:media-type="text/xml"/>
  <manifest:file-entry manifest:full-path="Object 865/Configurations2/" manifest:media-type="application/vnd.sun.xml.ui.configuration"/>
  <manifest:file-entry manifest:full-path="Object 865/" manifest:version="1.3" manifest:media-type="application/vnd.oasis.opendocument.formula"/>
  <manifest:file-entry manifest:full-path="Object 363/settings.xml" manifest:media-type="text/xml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557/content.xml" manifest:media-type="text/xml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98/content.xml" manifest:media-type="text/xml"/>
  <manifest:file-entry manifest:full-path="Object 498/Configurations2/" manifest:media-type="application/vnd.sun.xml.ui.configuration"/>
  <manifest:file-entry manifest:full-path="Object 498/settings.xml" manifest:media-type="text/xml"/>
  <manifest:file-entry manifest:full-path="Object 498/" manifest:version="1.3" manifest:media-type="application/vnd.oasis.opendocument.formula"/>
  <manifest:file-entry manifest:full-path="Object 527/settings.xml" manifest:media-type="text/xml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886/Configurations2/" manifest:media-type="application/vnd.sun.xml.ui.configuration"/>
  <manifest:file-entry manifest:full-path="Object 886/settings.xml" manifest:media-type="text/xml"/>
  <manifest:file-entry manifest:full-path="Object 886/content.xml" manifest:media-type="text/xml"/>
  <manifest:file-entry manifest:full-path="Object 886/" manifest:version="1.3" manifest:media-type="application/vnd.oasis.opendocument.formula"/>
  <manifest:file-entry manifest:full-path="Object 333/content.xml" manifest:media-type="text/xml"/>
  <manifest:file-entry manifest:full-path="Object 333/settings.xml" manifest:media-type="text/xml"/>
  <manifest:file-entry manifest:full-path="Object 333/Configurations2/" manifest:media-type="application/vnd.sun.xml.ui.configuration"/>
  <manifest:file-entry manifest:full-path="Object 333/" manifest:version="1.3" manifest:media-type="application/vnd.oasis.opendocument.formula"/>
  <manifest:file-entry manifest:full-path="content.xml" manifest:media-type="text/xml"/>
  <manifest:file-entry manifest:full-path="Object 575/content.xml" manifest:media-type="text/xml"/>
  <manifest:file-entry manifest:full-path="Object 575/settings.xml" manifest:media-type="text/xml"/>
  <manifest:file-entry manifest:full-path="Object 575/Configurations2/" manifest:media-type="application/vnd.sun.xml.ui.configuration"/>
  <manifest:file-entry manifest:full-path="Object 575/" manifest:version="1.3" manifest:media-type="application/vnd.oasis.opendocument.formula"/>
  <manifest:file-entry manifest:full-path="Object 604/Configurations2/" manifest:media-type="application/vnd.sun.xml.ui.configuration"/>
  <manifest:file-entry manifest:full-path="Object 604/content.xml" manifest:media-type="text/xml"/>
  <manifest:file-entry manifest:full-path="Object 604/settings.xml" manifest:media-type="text/xml"/>
  <manifest:file-entry manifest:full-path="Object 604/" manifest:version="1.3" manifest:media-type="application/vnd.oasis.opendocument.formula"/>
  <manifest:file-entry manifest:full-path="Object 366/content.xml" manifest:media-type="text/xml"/>
  <manifest:file-entry manifest:full-path="Object 366/settings.xml" manifest:media-type="text/xml"/>
  <manifest:file-entry manifest:full-path="Object 366/Configurations2/" manifest:media-type="application/vnd.sun.xml.ui.configuration"/>
  <manifest:file-entry manifest:full-path="Object 366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meta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" manifest:version="1.3" manifest:media-type="application/vnd.oasis.opendocument.formula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723/settings.xml" manifest:media-type="text/xml"/>
  <manifest:file-entry manifest:full-path="Object 723/content.xml" manifest:media-type="text/xml"/>
  <manifest:file-entry manifest:full-path="Object 723/Configurations2/" manifest:media-type="application/vnd.sun.xml.ui.configuration"/>
  <manifest:file-entry manifest:full-path="Object 723/" manifest:version="1.3" manifest:media-type="application/vnd.oasis.opendocument.formula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content.xml" manifest:media-type="text/xml"/>
  <manifest:file-entry manifest:full-path="Object 574/" manifest:version="1.3" manifest:media-type="application/vnd.oasis.opendocument.formula"/>
  <manifest:file-entry manifest:full-path="Object 603/settings.xml" manifest:media-type="text/xml"/>
  <manifest:file-entry manifest:full-path="Object 603/Configurations2/" manifest:media-type="application/vnd.sun.xml.ui.configuration"/>
  <manifest:file-entry manifest:full-path="Object 603/content.xml" manifest:media-type="text/xml"/>
  <manifest:file-entry manifest:full-path="Object 603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792/content.xml" manifest:media-type="text/xml"/>
  <manifest:file-entry manifest:full-path="Object 792/Configurations2/" manifest:media-type="application/vnd.sun.xml.ui.configuration"/>
  <manifest:file-entry manifest:full-path="Object 792/settings.xml" manifest:media-type="text/xml"/>
  <manifest:file-entry manifest:full-path="Object 792/" manifest:version="1.3" manifest:media-type="application/vnd.oasis.opendocument.formula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752/content.xml" manifest:media-type="text/xml"/>
  <manifest:file-entry manifest:full-path="Object 752/settings.xml" manifest:media-type="text/xml"/>
  <manifest:file-entry manifest:full-path="Object 752/Configurations2/" manifest:media-type="application/vnd.sun.xml.ui.configuration"/>
  <manifest:file-entry manifest:full-path="Object 752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settings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content.xml" manifest:media-type="text/xml"/>
  <manifest:file-entry manifest:full-path="Object 512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18/settings.xml" manifest:media-type="text/xml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733/Configurations2/" manifest:media-type="application/vnd.sun.xml.ui.configuration"/>
  <manifest:file-entry manifest:full-path="Object 733/content.xml" manifest:media-type="text/xml"/>
  <manifest:file-entry manifest:full-path="Object 733/settings.xml" manifest:media-type="text/xml"/>
  <manifest:file-entry manifest:full-path="Object 733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528/settings.xml" manifest:media-type="text/xml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" manifest:version="1.3" manifest:media-type="application/vnd.oasis.opendocument.formula"/>
  <manifest:file-entry manifest:full-path="Object 887/Configurations2/" manifest:media-type="application/vnd.sun.xml.ui.configuration"/>
  <manifest:file-entry manifest:full-path="Object 887/settings.xml" manifest:media-type="text/xml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" manifest:version="1.3" manifest:media-type="application/vnd.oasis.opendocument.formula"/>
  <manifest:file-entry manifest:full-path="Object 541/settings.xml" manifest:media-type="text/xml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485/content.xml" manifest:media-type="text/xml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874/content.xml" manifest:media-type="text/xml"/>
  <manifest:file-entry manifest:full-path="Object 874/Configurations2/" manifest:media-type="application/vnd.sun.xml.ui.configuration"/>
  <manifest:file-entry manifest:full-path="Object 874/settings.xml" manifest:media-type="text/xml"/>
  <manifest:file-entry manifest:full-path="Object 874/" manifest:version="1.3" manifest:media-type="application/vnd.oasis.opendocument.formula"/>
  <manifest:file-entry manifest:full-path="Object 459/settings.xml" manifest:media-type="text/xml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902/content.xml" manifest:media-type="text/xml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" manifest:version="1.3" manifest:media-type="application/vnd.oasis.opendocument.formula"/>
  <manifest:file-entry manifest:full-path="Object 458/content.xml" manifest:media-type="text/xml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" manifest:version="1.3" manifest:media-type="application/vnd.oasis.opendocument.formula"/>
  <manifest:file-entry manifest:full-path="Object 347/content.xml" manifest:media-type="text/xml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562/Configurations2/" manifest:media-type="application/vnd.sun.xml.ui.configuration"/>
  <manifest:file-entry manifest:full-path="Object 562/content.xml" manifest:media-type="text/xml"/>
  <manifest:file-entry manifest:full-path="Object 562/settings.xml" manifest:media-type="text/xml"/>
  <manifest:file-entry manifest:full-path="Object 562/" manifest:version="1.3" manifest:media-type="application/vnd.oasis.opendocument.formula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33/settings.xml" manifest:media-type="text/xml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" manifest:version="1.3" manifest:media-type="application/vnd.oasis.opendocument.formula"/>
  <manifest:file-entry manifest:full-path="Object 866/settings.xml" manifest:media-type="text/xml"/>
  <manifest:file-entry manifest:full-path="Object 866/Configurations2/" manifest:media-type="application/vnd.sun.xml.ui.configuration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533/content.xml" manifest:media-type="text/xml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" manifest:version="1.3" manifest:media-type="application/vnd.oasis.opendocument.formula"/>
  <manifest:file-entry manifest:full-path="Object 892/settings.xml" manifest:media-type="text/xml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" manifest:version="1.3" manifest:media-type="application/vnd.oasis.opendocument.formula"/>
  <manifest:file-entry manifest:full-path="Object 506/content.xml" manifest:media-type="text/xml"/>
  <manifest:file-entry manifest:full-path="Object 506/Configurations2/" manifest:media-type="application/vnd.sun.xml.ui.configuration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Configurations2/" manifest:media-type="application/vnd.sun.xml.ui.configuration"/>
  <manifest:file-entry manifest:full-path="Object 875/Configurations2/" manifest:media-type="application/vnd.sun.xml.ui.configuration"/>
  <manifest:file-entry manifest:full-path="Object 875/content.xml" manifest:media-type="text/xml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Object 368/settings.xml" manifest:media-type="text/xml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568/settings.xml" manifest:media-type="text/xml"/>
  <manifest:file-entry manifest:full-path="Object 568/content.xml" manifest:media-type="text/xml"/>
  <manifest:file-entry manifest:full-path="Object 568/Configurations2/" manifest:media-type="application/vnd.sun.xml.ui.configuration"/>
  <manifest:file-entry manifest:full-path="Object 568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75/settings.xml" manifest:media-type="text/xml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569/settings.xml" manifest:media-type="text/xml"/>
  <manifest:file-entry manifest:full-path="Object 569/Configurations2/" manifest:media-type="application/vnd.sun.xml.ui.configuration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settings.xml" manifest:media-type="text/xml"/>
  <manifest:file-entry manifest:full-path="Object 843/content.xml" manifest:media-type="text/xml"/>
  <manifest:file-entry manifest:full-path="Object 843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448/settings.xml" manifest:media-type="text/xml"/>
  <manifest:file-entry manifest:full-path="Object 448/content.xml" manifest:media-type="text/xml"/>
  <manifest:file-entry manifest:full-path="Object 448/Configurations2/" manifest:media-type="application/vnd.sun.xml.ui.configuration"/>
  <manifest:file-entry manifest:full-path="Object 448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220/settings.xml" manifest:media-type="text/xml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596/content.xml" manifest:media-type="text/xml"/>
  <manifest:file-entry manifest:full-path="Object 596/Configurations2/" manifest:media-type="application/vnd.sun.xml.ui.configuration"/>
  <manifest:file-entry manifest:full-path="Object 596/settings.xml" manifest:media-type="text/xml"/>
  <manifest:file-entry manifest:full-path="Object 59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11/content.xml" manifest:media-type="text/xml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482/settings.xml" manifest:media-type="text/xml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896/settings.xml" manifest:media-type="text/xml"/>
  <manifest:file-entry manifest:full-path="Object 896/content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56/content.xml" manifest:media-type="text/xml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settings.xml" manifest:media-type="text/xml"/>
  <manifest:file-entry manifest:full-path="Object 828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869/settings.xml" manifest:media-type="text/xml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" manifest:version="1.3" manifest:media-type="application/vnd.oasis.opendocument.formula"/>
  <manifest:file-entry manifest:full-path="Object 615/Configurations2/" manifest:media-type="application/vnd.sun.xml.ui.configuration"/>
  <manifest:file-entry manifest:full-path="Object 615/settings.xml" manifest:media-type="text/xml"/>
  <manifest:file-entry manifest:full-path="Object 615/content.xml" manifest:media-type="text/xml"/>
  <manifest:file-entry manifest:full-path="Object 615/" manifest:version="1.3" manifest:media-type="application/vnd.oasis.opendocument.formula"/>
  <manifest:file-entry manifest:full-path="Object 586/Configurations2/" manifest:media-type="application/vnd.sun.xml.ui.configuration"/>
  <manifest:file-entry manifest:full-path="Object 586/content.xml" manifest:media-type="text/xml"/>
  <manifest:file-entry manifest:full-path="Object 586/settings.xml" manifest:media-type="text/xml"/>
  <manifest:file-entry manifest:full-path="Object 586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" manifest:version="1.3" manifest:media-type="application/vnd.oasis.opendocument.formula"/>
  <manifest:file-entry manifest:full-path="Object 544/settings.xml" manifest:media-type="text/xml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517/settings.xml" manifest:media-type="text/xml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" manifest:version="1.3" manifest:media-type="application/vnd.oasis.opendocument.formula"/>
  <manifest:file-entry manifest:full-path="Object 905/settings.xml" manifest:media-type="text/xml"/>
  <manifest:file-entry manifest:full-path="Object 905/content.xml" manifest:media-type="text/xml"/>
  <manifest:file-entry manifest:full-path="Object 905/Configurations2/" manifest:media-type="application/vnd.sun.xml.ui.configuration"/>
  <manifest:file-entry manifest:full-path="Object 905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516/Configurations2/" manifest:media-type="application/vnd.sun.xml.ui.configuration"/>
  <manifest:file-entry manifest:full-path="Object 516/settings.xml" manifest:media-type="text/xml"/>
  <manifest:file-entry manifest:full-path="Object 516/content.xml" manifest:media-type="text/xml"/>
  <manifest:file-entry manifest:full-path="Object 516/" manifest:version="1.3" manifest:media-type="application/vnd.oasis.opendocument.formula"/>
  <manifest:file-entry manifest:full-path="Object 487/settings.xml" manifest:media-type="text/xml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322/content.xml" manifest:media-type="text/xml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616/Configurations2/" manifest:media-type="application/vnd.sun.xml.ui.configuration"/>
  <manifest:file-entry manifest:full-path="Object 616/settings.xml" manifest:media-type="text/xml"/>
  <manifest:file-entry manifest:full-path="Object 616/content.xml" manifest:media-type="text/xml"/>
  <manifest:file-entry manifest:full-path="Object 616/" manifest:version="1.3" manifest:media-type="application/vnd.oasis.opendocument.formula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605/Configurations2/" manifest:media-type="application/vnd.sun.xml.ui.configuration"/>
  <manifest:file-entry manifest:full-path="Object 605/settings.xml" manifest:media-type="text/xml"/>
  <manifest:file-entry manifest:full-path="Object 605/content.xml" manifest:media-type="text/xml"/>
  <manifest:file-entry manifest:full-path="Object 605/" manifest:version="1.3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" manifest:version="1.3" manifest:media-type="application/vnd.oasis.opendocument.formula"/>
  <manifest:file-entry manifest:full-path="Object 597/content.xml" manifest:media-type="text/xml"/>
  <manifest:file-entry manifest:full-path="Object 597/Configurations2/" manifest:media-type="application/vnd.sun.xml.ui.configuration"/>
  <manifest:file-entry manifest:full-path="Object 597/settings.xml" manifest:media-type="text/xml"/>
  <manifest:file-entry manifest:full-path="Object 597/" manifest:version="1.3" manifest:media-type="application/vnd.oasis.opendocument.formula"/>
  <manifest:file-entry manifest:full-path="Object 737/settings.xml" manifest:media-type="text/xml"/>
  <manifest:file-entry manifest:full-path="Object 737/Configurations2/" manifest:media-type="application/vnd.sun.xml.ui.configuration"/>
  <manifest:file-entry manifest:full-path="Object 737/content.xml" manifest:media-type="text/xml"/>
  <manifest:file-entry manifest:full-path="Object 737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43/content.xml" manifest:media-type="text/xml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583/Configurations2/" manifest:media-type="application/vnd.sun.xml.ui.configuration"/>
  <manifest:file-entry manifest:full-path="Object 583/content.xml" manifest:media-type="text/xml"/>
  <manifest:file-entry manifest:full-path="Object 583/settings.xml" manifest:media-type="text/xml"/>
  <manifest:file-entry manifest:full-path="Object 583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612/settings.xml" manifest:media-type="text/xml"/>
  <manifest:file-entry manifest:full-path="Object 612/Configurations2/" manifest:media-type="application/vnd.sun.xml.ui.configuration"/>
  <manifest:file-entry manifest:full-path="Object 612/content.xml" manifest:media-type="text/xml"/>
  <manifest:file-entry manifest:full-path="Object 612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settings.xml" manifest:media-type="text/xml"/>
  <manifest:file-entry manifest:full-path="Object 515/content.xml" manifest:media-type="text/xml"/>
  <manifest:file-entry manifest:full-path="Object 515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92/content.xml" manifest:media-type="text/xml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819/settings.xml" manifest:media-type="text/xml"/>
  <manifest:file-entry manifest:full-path="Object 819/content.xml" manifest:media-type="text/xml"/>
  <manifest:file-entry manifest:full-path="Object 819/Configurations2/" manifest:media-type="application/vnd.sun.xml.ui.configuration"/>
  <manifest:file-entry manifest:full-path="Object 81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518/settings.xml" manifest:media-type="text/xml"/>
  <manifest:file-entry manifest:full-path="Object 518/content.xml" manifest:media-type="text/xml"/>
  <manifest:file-entry manifest:full-path="Object 518/Configurations2/" manifest:media-type="application/vnd.sun.xml.ui.configuration"/>
  <manifest:file-entry manifest:full-path="Object 518/" manifest:version="1.3" manifest:media-type="application/vnd.oasis.opendocument.formula"/>
  <manifest:file-entry manifest:full-path="Object 489/settings.xml" manifest:media-type="text/xml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95/content.xml" manifest:media-type="text/xml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577/settings.xml" manifest:media-type="text/xml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606/Configurations2/" manifest:media-type="application/vnd.sun.xml.ui.configuration"/>
  <manifest:file-entry manifest:full-path="Object 606/content.xml" manifest:media-type="text/xml"/>
  <manifest:file-entry manifest:full-path="Object 606/settings.xml" manifest:media-type="text/xml"/>
  <manifest:file-entry manifest:full-path="Object 606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52/settings.xml" manifest:media-type="text/xml"/>
  <manifest:file-entry manifest:full-path="Object 852/Configurations2/" manifest:media-type="application/vnd.sun.xml.ui.configuration"/>
  <manifest:file-entry manifest:full-path="Object 852/content.xml" manifest:media-type="text/xml"/>
  <manifest:file-entry manifest:full-path="Object 852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610/Configurations2/" manifest:media-type="application/vnd.sun.xml.ui.configuration"/>
  <manifest:file-entry manifest:full-path="Object 610/content.xml" manifest:media-type="text/xml"/>
  <manifest:file-entry manifest:full-path="Object 610/settings.xml" manifest:media-type="text/xml"/>
  <manifest:file-entry manifest:full-path="Object 610/" manifest:version="1.3" manifest:media-type="application/vnd.oasis.opendocument.formula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888/content.xml" manifest:media-type="text/xml"/>
  <manifest:file-entry manifest:full-path="Object 888/Configurations2/" manifest:media-type="application/vnd.sun.xml.ui.configuration"/>
  <manifest:file-entry manifest:full-path="Object 888/settings.xml" manifest:media-type="text/xml"/>
  <manifest:file-entry manifest:full-path="Object 888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856/content.xml" manifest:media-type="text/xml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" manifest:version="1.3" manifest:media-type="application/vnd.oasis.opendocument.formula"/>
  <manifest:file-entry manifest:full-path="Object 607/Configurations2/" manifest:media-type="application/vnd.sun.xml.ui.configuration"/>
  <manifest:file-entry manifest:full-path="Object 607/settings.xml" manifest:media-type="text/xml"/>
  <manifest:file-entry manifest:full-path="Object 607/content.xml" manifest:media-type="text/xml"/>
  <manifest:file-entry manifest:full-path="Object 60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855/settings.xml" manifest:media-type="text/xml"/>
  <manifest:file-entry manifest:full-path="Object 855/Configurations2/" manifest:media-type="application/vnd.sun.xml.ui.configuration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settings.xml" manifest:media-type="text/xml"/>
  <manifest:file-entry manifest:full-path="Object 55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content.xml" manifest:media-type="text/xml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593/content.xml" manifest:media-type="text/xml"/>
  <manifest:file-entry manifest:full-path="Object 593/Configurations2/" manifest:media-type="application/vnd.sun.xml.ui.configuration"/>
  <manifest:file-entry manifest:full-path="Object 593/settings.xml" manifest:media-type="text/xml"/>
  <manifest:file-entry manifest:full-path="Object 59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858/settings.xml" manifest:media-type="text/xml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850/content.xml" manifest:media-type="text/xml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" manifest:version="1.3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" manifest:version="1.3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settings.xml" manifest:media-type="text/xml"/>
  <manifest:file-entry manifest:full-path="Object 845/content.xml" manifest:media-type="text/xml"/>
  <manifest:file-entry manifest:full-path="Object 845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841/settings.xml" manifest:media-type="text/xml"/>
  <manifest:file-entry manifest:full-path="Object 841/Configurations2/" manifest:media-type="application/vnd.sun.xml.ui.configuration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808/settings.xml" manifest:media-type="text/xml"/>
  <manifest:file-entry manifest:full-path="Object 808/Configurations2/" manifest:media-type="application/vnd.sun.xml.ui.configuration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Object 614/content.xml" manifest:media-type="text/xml"/>
  <manifest:file-entry manifest:full-path="Object 614/Configurations2/" manifest:media-type="application/vnd.sun.xml.ui.configuration"/>
  <manifest:file-entry manifest:full-path="Object 614/settings.xml" manifest:media-type="text/xml"/>
  <manifest:file-entry manifest:full-path="Object 614/" manifest:version="1.3" manifest:media-type="application/vnd.oasis.opendocument.formula"/>
  <manifest:file-entry manifest:full-path="Object 585/Configurations2/" manifest:media-type="application/vnd.sun.xml.ui.configuration"/>
  <manifest:file-entry manifest:full-path="Object 585/content.xml" manifest:media-type="text/xml"/>
  <manifest:file-entry manifest:full-path="Object 585/settings.xml" manifest:media-type="text/xml"/>
  <manifest:file-entry manifest:full-path="Object 585/" manifest:version="1.3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" manifest:version="1.3" manifest:media-type="application/vnd.oasis.opendocument.formula"/>
  <manifest:file-entry manifest:full-path="Object 877/settings.xml" manifest:media-type="text/xml"/>
  <manifest:file-entry manifest:full-path="Object 877/Configurations2/" manifest:media-type="application/vnd.sun.xml.ui.configuration"/>
  <manifest:file-entry manifest:full-path="Object 877/content.xml" manifest:media-type="text/xml"/>
  <manifest:file-entry manifest:full-path="Object 877/" manifest:version="1.3" manifest:media-type="application/vnd.oasis.opendocument.formula"/>
  <manifest:file-entry manifest:full-path="Object 906/settings.xml" manifest:media-type="text/xml"/>
  <manifest:file-entry manifest:full-path="Object 906/Configurations2/" manifest:media-type="application/vnd.sun.xml.ui.configuration"/>
  <manifest:file-entry manifest:full-path="Object 906/content.xml" manifest:media-type="text/xml"/>
  <manifest:file-entry manifest:full-path="Object 90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28/settings.xml" manifest:media-type="text/xml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908/content.xml" manifest:media-type="text/xml"/>
  <manifest:file-entry manifest:full-path="Object 908/Configurations2/" manifest:media-type="application/vnd.sun.xml.ui.configuration"/>
  <manifest:file-entry manifest:full-path="Object 908/settings.xml" manifest:media-type="text/xml"/>
  <manifest:file-entry manifest:full-path="Object 908/" manifest:version="1.3" manifest:media-type="application/vnd.oasis.opendocument.formula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849/settings.xml" manifest:media-type="text/xml"/>
  <manifest:file-entry manifest:full-path="Object 849/Configurations2/" manifest:media-type="application/vnd.sun.xml.ui.configuration"/>
  <manifest:file-entry manifest:full-path="Object 849/content.xml" manifest:media-type="text/xml"/>
  <manifest:file-entry manifest:full-path="Object 849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Thumbnails/thumbnail.png" manifest:media-type="image/png"/>
  <manifest:file-entry manifest:full-path="Object 246/content.xml" manifest:media-type="text/xml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591/Configurations2/" manifest:media-type="application/vnd.sun.xml.ui.configuration"/>
  <manifest:file-entry manifest:full-path="Object 591/settings.xml" manifest:media-type="text/xml"/>
  <manifest:file-entry manifest:full-path="Object 591/content.xml" manifest:media-type="text/xml"/>
  <manifest:file-entry manifest:full-path="Object 59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542/content.xml" manifest:media-type="text/xml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settings.xml" manifest:media-type="text/xml"/>
  <manifest:file-entry manifest:full-path="Object 717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595/Configurations2/" manifest:media-type="application/vnd.sun.xml.ui.configuration"/>
  <manifest:file-entry manifest:full-path="Object 595/settings.xml" manifest:media-type="text/xml"/>
  <manifest:file-entry manifest:full-path="Object 595/content.xml" manifest:media-type="text/xml"/>
  <manifest:file-entry manifest:full-path="Object 595/" manifest:version="1.3" manifest:media-type="application/vnd.oasis.opendocument.formula"/>
  <manifest:file-entry manifest:full-path="Object 718/content.xml" manifest:media-type="text/xml"/>
  <manifest:file-entry manifest:full-path="Object 718/Configurations2/" manifest:media-type="application/vnd.sun.xml.ui.configuration"/>
  <manifest:file-entry manifest:full-path="Object 718/settings.xml" manifest:media-type="text/xml"/>
  <manifest:file-entry manifest:full-path="Object 718/" manifest:version="1.3" manifest:media-type="application/vnd.oasis.opendocument.formula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content.xml" manifest:media-type="text/xml"/>
  <manifest:file-entry manifest:full-path="Object 844/" manifest:version="1.3" manifest:media-type="application/vnd.oasis.opendocument.formula"/>
  <manifest:file-entry manifest:full-path="Object 889/settings.xml" manifest:media-type="text/xml"/>
  <manifest:file-entry manifest:full-path="Object 889/Configurations2/" manifest:media-type="application/vnd.sun.xml.ui.configuration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" manifest:version="1.3" manifest:media-type="application/vnd.oasis.opendocument.formula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content.xml" manifest:media-type="text/xml"/>
  <manifest:file-entry manifest:full-path="Object 853/settings.xml" manifest:media-type="text/xml"/>
  <manifest:file-entry manifest:full-path="Object 853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content.xml" manifest:media-type="text/xml"/>
  <manifest:file-entry manifest:full-path="Object 520/settings.xml" manifest:media-type="text/xml"/>
  <manifest:file-entry manifest:full-path="Object 520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719/settings.xml" manifest:media-type="text/xml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376/content.xml" manifest:media-type="text/xml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" manifest:version="1.3" manifest:media-type="application/vnd.oasis.opendocument.formula"/>
  <manifest:file-entry manifest:full-path="Object 439/settings.xml" manifest:media-type="text/xml"/>
  <manifest:file-entry manifest:full-path="Object 439/content.xml" manifest:media-type="text/xml"/>
  <manifest:file-entry manifest:full-path="Object 439/Configurations2/" manifest:media-type="application/vnd.sun.xml.ui.configuration"/>
  <manifest:file-entry manifest:full-path="Object 439/" manifest:version="1.3" manifest:media-type="application/vnd.oasis.opendocument.formula"/>
  <manifest:file-entry manifest:full-path="Object 854/settings.xml" manifest:media-type="text/xml"/>
  <manifest:file-entry manifest:full-path="Object 854/content.xml" manifest:media-type="text/xml"/>
  <manifest:file-entry manifest:full-path="Object 854/Configurations2/" manifest:media-type="application/vnd.sun.xml.ui.configuration"/>
  <manifest:file-entry manifest:full-path="Object 854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492/content.xml" manifest:media-type="text/xml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" manifest:version="1.3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880/content.xml" manifest:media-type="text/xml"/>
  <manifest:file-entry manifest:full-path="Object 880/settings.xml" manifest:media-type="text/xml"/>
  <manifest:file-entry manifest:full-path="Object 880/Configurations2/" manifest:media-type="application/vnd.sun.xml.ui.configuration"/>
  <manifest:file-entry manifest:full-path="Object 880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settings.xml" manifest:media-type="text/xml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825/settings.xml" manifest:media-type="text/xml"/>
  <manifest:file-entry manifest:full-path="Object 825/Configurations2/" manifest:media-type="application/vnd.sun.xml.ui.configuration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826/Configurations2/" manifest:media-type="application/vnd.sun.xml.ui.configuration"/>
  <manifest:file-entry manifest:full-path="Object 826/settings.xml" manifest:media-type="text/xml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720/content.xml" manifest:media-type="text/xml"/>
  <manifest:file-entry manifest:full-path="Object 720/settings.xml" manifest:media-type="text/xml"/>
  <manifest:file-entry manifest:full-path="Object 720/Configurations2/" manifest:media-type="application/vnd.sun.xml.ui.configuration"/>
  <manifest:file-entry manifest:full-path="Object 72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content.xml" manifest:media-type="text/xml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79/settings.xml" manifest:media-type="text/xml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795/content.xml" manifest:media-type="text/xml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" manifest:version="1.3" manifest:media-type="application/vnd.oasis.opendocument.formula"/>
  <manifest:file-entry manifest:full-path="Object 824/Configurations2/" manifest:media-type="application/vnd.sun.xml.ui.configuration"/>
  <manifest:file-entry manifest:full-path="Object 824/settings.xml" manifest:media-type="text/xml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563/content.xml" manifest:media-type="text/xml"/>
  <manifest:file-entry manifest:full-path="Object 563/Configurations2/" manifest:media-type="application/vnd.sun.xml.ui.configuration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834/settings.xml" manifest:media-type="text/xml"/>
  <manifest:file-entry manifest:full-path="Object 834/content.xml" manifest:media-type="text/xml"/>
  <manifest:file-entry manifest:full-path="Object 834/Configurations2/" manifest:media-type="application/vnd.sun.xml.ui.configuration"/>
  <manifest:file-entry manifest:full-path="Object 834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598/Configurations2/" manifest:media-type="application/vnd.sun.xml.ui.configuration"/>
  <manifest:file-entry manifest:full-path="Object 598/content.xml" manifest:media-type="text/xml"/>
  <manifest:file-entry manifest:full-path="Object 598/settings.xml" manifest:media-type="text/xml"/>
  <manifest:file-entry manifest:full-path="Object 598/" manifest:version="1.3" manifest:media-type="application/vnd.oasis.opendocument.formula"/>
  <manifest:file-entry manifest:full-path="Object 835/settings.xml" manifest:media-type="text/xml"/>
  <manifest:file-entry manifest:full-path="Object 835/content.xml" manifest:media-type="text/xml"/>
  <manifest:file-entry manifest:full-path="Object 835/Configurations2/" manifest:media-type="application/vnd.sun.xml.ui.configuration"/>
  <manifest:file-entry manifest:full-path="Object 835/" manifest:version="1.3" manifest:media-type="application/vnd.oasis.opendocument.formula"/>
  <manifest:file-entry manifest:full-path="Object 816/settings.xml" manifest:media-type="text/xml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Configurations2/" manifest:media-type="application/vnd.sun.xml.ui.configuration"/>
  <manifest:file-entry manifest:full-path="Object 378/" manifest:version="1.3" manifest:media-type="application/vnd.oasis.opendocument.formula"/>
  <manifest:file-entry manifest:full-path="Object 822/content.xml" manifest:media-type="text/xml"/>
  <manifest:file-entry manifest:full-path="Object 822/Configurations2/" manifest:media-type="application/vnd.sun.xml.ui.configuration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838/content.xml" manifest:media-type="text/xml"/>
  <manifest:file-entry manifest:full-path="Object 838/settings.xml" manifest:media-type="text/xml"/>
  <manifest:file-entry manifest:full-path="Object 838/Configurations2/" manifest:media-type="application/vnd.sun.xml.ui.configuration"/>
  <manifest:file-entry manifest:full-path="Object 838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839/settings.xml" manifest:media-type="text/xml"/>
  <manifest:file-entry manifest:full-path="Object 839/content.xml" manifest:media-type="text/xml"/>
  <manifest:file-entry manifest:full-path="Object 839/Configurations2/" manifest:media-type="application/vnd.sun.xml.ui.configuration"/>
  <manifest:file-entry manifest:full-path="Object 839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552/content.xml" manifest:media-type="text/xml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496/Configurations2/" manifest:media-type="application/vnd.sun.xml.ui.configuration"/>
  <manifest:file-entry manifest:full-path="Object 496/content.xml" manifest:media-type="text/xml"/>
  <manifest:file-entry manifest:full-path="Object 496/settings.xml" manifest:media-type="text/xml"/>
  <manifest:file-entry manifest:full-path="Object 496/" manifest:version="1.3" manifest:media-type="application/vnd.oasis.opendocument.formula"/>
  <manifest:file-entry manifest:full-path="Object 817/settings.xml" manifest:media-type="text/xml"/>
  <manifest:file-entry manifest:full-path="Object 817/content.xml" manifest:media-type="text/xml"/>
  <manifest:file-entry manifest:full-path="Object 817/Configurations2/" manifest:media-type="application/vnd.sun.xml.ui.configuration"/>
  <manifest:file-entry manifest:full-path="Object 817/" manifest:version="1.3" manifest:media-type="application/vnd.oasis.opendocument.formula"/>
  <manifest:file-entry manifest:full-path="Object 885/content.xml" manifest:media-type="text/xml"/>
  <manifest:file-entry manifest:full-path="Object 885/Configurations2/" manifest:media-type="application/vnd.sun.xml.ui.configuration"/>
  <manifest:file-entry manifest:full-path="Object 885/settings.xml" manifest:media-type="text/xml"/>
  <manifest:file-entry manifest:full-path="Object 885/" manifest:version="1.3" manifest:media-type="application/vnd.oasis.opendocument.formula"/>
  <manifest:file-entry manifest:full-path="Object 332/settings.xml" manifest:media-type="text/xml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553/content.xml" manifest:media-type="text/xml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497/settings.xml" manifest:media-type="text/xml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" manifest:version="1.3" manifest:media-type="application/vnd.oasis.opendocument.formula"/>
  <manifest:file-entry manifest:full-path="Object 818/settings.xml" manifest:media-type="text/xml"/>
  <manifest:file-entry manifest:full-path="Object 818/Configurations2/" manifest:media-type="application/vnd.sun.xml.ui.configuration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832/settings.xml" manifest:media-type="text/xml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" manifest:version="1.3" manifest:media-type="application/vnd.oasis.opendocument.formula"/>
  <manifest:file-entry manifest:full-path="Object 582/Configurations2/" manifest:media-type="application/vnd.sun.xml.ui.configuration"/>
  <manifest:file-entry manifest:full-path="Object 582/content.xml" manifest:media-type="text/xml"/>
  <manifest:file-entry manifest:full-path="Object 582/settings.xml" manifest:media-type="text/xml"/>
  <manifest:file-entry manifest:full-path="Object 582/" manifest:version="1.3" manifest:media-type="application/vnd.oasis.opendocument.formula"/>
  <manifest:file-entry manifest:full-path="Object 611/Configurations2/" manifest:media-type="application/vnd.sun.xml.ui.configuration"/>
  <manifest:file-entry manifest:full-path="Object 611/content.xml" manifest:media-type="text/xml"/>
  <manifest:file-entry manifest:full-path="Object 611/settings.xml" manifest:media-type="text/xml"/>
  <manifest:file-entry manifest:full-path="Object 611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9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62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03cm" fo:min-width="18.6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43" style:family="graphic" style:parent-style-name="Default_20_Drawing_20_Style_5f_2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4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4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453cm" fo:min-width="0.239cm" loext:decorative="false"/>
      <style:paragraph-properties style:writing-mode="lr-tb"/>
    </style:style>
    <style:style style:name="gr1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135cm" fo:min-width="0.223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807cm" fo:min-width="3.997cm" loext:decorative="false"/>
      <style:paragraph-properties style:writing-mode="lr-tb"/>
    </style:style>
    <style:style style:name="gr15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953cm" fo:min-width="4.413cm" loext:decorative="false"/>
      <style:paragraph-properties style:writing-mode="lr-tb"/>
    </style:style>
    <style:style style:name="gr154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121cm" loext:decorative="false"/>
      <style:paragraph-properties style:writing-mode="lr-tb"/>
    </style:style>
    <style:style style:name="gr15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252cm" loext:decorative="false"/>
      <style:paragraph-properties style:writing-mode="lr-tb"/>
    </style:style>
    <style:style style:name="gr15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654cm" loext:decorative="false"/>
      <style:paragraph-properties style:writing-mode="lr-tb"/>
    </style:style>
    <style:style style:name="gr15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6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1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.071cm" fo:min-width="0.123cm" loext:decorative="false"/>
    </style:style>
    <style:style style:name="gr16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3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164" style:family="graphic" style:parent-style-name="objectwithoutfill">
      <style:graphic-properties draw:stroke="dash" draw:fill="none" draw:textarea-vertical-align="middle" draw:shadow-offset-x="0.203cm" draw:shadow-offset-y="0.203cm" loext:decorative="false"/>
    </style:style>
    <style:style style:name="gr165" style:family="graphic" style:parent-style-name="objectwithoutfill">
      <style:graphic-properties draw:marker-end="Arrowheads_20_29" draw:marker-end-width="0.102cm" draw:fill="none" draw:textarea-vertical-align="middle" draw:shadow-offset-x="0.203cm" draw:shadow-offset-y="0.203cm" loext:decorative="false"/>
    </style:style>
    <style:style style:name="gr166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cm" fo:min-width="0cm" loext:decorative="false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75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8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8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8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8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8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8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8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8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8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9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9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9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9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9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9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9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9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9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20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20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2cm" loext:decorative="false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6cm" loext:decorative="false"/>
      <style:paragraph-properties style:writing-mode="lr-tb"/>
    </style:style>
    <style:style style:name="gr20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0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20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1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21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1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21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21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1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1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21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218" style:family="graphic" style:parent-style-name="standard">
      <style:graphic-properties loext:decorative="false"/>
    </style:style>
    <style:style style:name="gr21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 fo:font-weight="bold"/>
    </style:style>
    <style:style style:name="P50" style:family="paragraph">
      <loext:graphic-properties draw:fill="none" draw:fill-color="#ffffff"/>
      <style:text-properties fo:font-size="8.69999980926514pt"/>
    </style:style>
    <style:style style:name="P51" style:family="paragraph">
      <loext:graphic-properties draw:fill="none" draw:fill-color="#1c1c1c"/>
      <style:paragraph-properties fo:text-align="center"/>
    </style:style>
    <style:style style:name="P52" style:family="paragraph">
      <loext:graphic-properties draw:fill="none" draw:fill-color="#ffffff"/>
      <style:text-properties fo:font-size="7pt" style:font-size-asian="16pt" style:font-size-complex="16pt"/>
    </style:style>
    <style:style style:name="P53" style:family="paragraph">
      <loext:graphic-properties draw:fill="solid" draw:fill-color="#55308d"/>
      <style:paragraph-properties fo:text-align="center"/>
    </style:style>
    <style:style style:name="P54" style:family="paragraph">
      <loext:graphic-properties draw:fill="none"/>
      <style:text-properties fo:font-size="10.1999998092651pt" style:font-size-asian="20pt" style:font-size-complex="20pt"/>
    </style:style>
    <style:style style:name="P55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6" style:family="paragraph">
      <loext:graphic-properties draw:fill="solid" draw:fill-color="#999999"/>
      <style:paragraph-properties fo:text-align="center"/>
    </style:style>
    <style:style style:name="P57" style:family="paragraph">
      <loext:graphic-properties draw:fill="none" draw:fill-color="#ffffff"/>
      <style:text-properties fo:font-size="7pt" style:font-size-asian="20pt" style:font-size-complex="20pt"/>
    </style:style>
    <style:style style:name="P58" style:family="paragraph">
      <loext:graphic-properties draw:fill="none"/>
      <style:paragraph-properties fo:text-align="center"/>
      <style:text-properties fo:font-size="6pt"/>
    </style:style>
    <style:style style:name="P59" style:family="paragraph">
      <style:paragraph-properties fo:text-align="center"/>
      <style:text-properties fo:font-size="6pt"/>
    </style:style>
    <style:style style:name="P60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8.69999980926514pt" fo:font-weight="bold"/>
    </style:style>
    <style:style style:name="T44" style:family="text">
      <style:text-properties fo:font-size="8.69999980926514pt"/>
    </style:style>
    <style:style style:name="T45" style:family="text">
      <style:text-properties fo:font-size="7pt" style:font-size-asian="16pt" style:font-size-complex="16pt"/>
    </style:style>
    <style:style style:name="T46" style:family="text">
      <style:text-properties fo:font-size="4.09999990463257pt"/>
    </style:style>
    <style:style style:name="T47" style:family="text">
      <style:text-properties fo:font-size="9pt" style:font-size-asian="22pt" style:font-size-complex="22pt"/>
    </style:style>
    <style:style style:name="T48" style:family="text">
      <style:text-properties fo:font-size="9pt" fo:font-weight="bold" style:font-size-asian="22pt" style:font-weight-asian="bold" style:font-size-complex="22pt" style:font-weight-complex="bold"/>
    </style:style>
    <style:style style:name="T49" style:family="text">
      <style:text-properties fo:font-size="10.5pt" style:font-size-asian="26pt" style:font-size-complex="26pt"/>
    </style:style>
    <style:style style:name="T50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font-size="8.69999980926514pt" fo:font-weight="bold" style:font-weight-asian="bold" style:font-weight-complex="bold"/>
    </style:style>
    <style:style style:name="T52" style:family="text">
      <style:text-properties fo:font-size="5.40000009536743pt" style:font-size-asian="14pt" style:font-size-complex="14pt"/>
    </style:style>
    <style:style style:name="T53" style:family="text">
      <style:text-properties fo:font-size="8.69999980926514pt" fo:font-weight="normal" style:font-weight-asian="normal" style:font-weight-complex="normal"/>
    </style:style>
    <style:style style:name="T54" style:family="text">
      <style:text-properties fo:font-size="7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9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7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5cm" svg:y2="15.75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7.78cm" svg:y="13.9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102cm" svg:x2="8.5cm" svg:y2="17.1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401cm" svg:y1="17.001cm" svg:x2="9.4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62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1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6.6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9.3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8.151cm 19.3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4.75cm" svg:y2="17.5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1.781cm" svg:y="18.9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1.781cm" svg:y="14.9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6.881cm" svg:y="2.1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147cm" svg:height="2.953cm" svg:x="5.75cm" svg:y="14.5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55cm" svg:x2="3.75cm" svg:y2="16.5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2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381cm" svg:y="18.9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7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78" draw:text-style-name="P22" draw:layer="layout" svg:width="20.298cm" svg:height="1.275cm" svg:x="0.952cm" svg:y="0.356cm">
          <draw:text-box>
            <text:p><text:span text:style-name="T17">Ufullkommen konkurranse: Kartel, duopol, oligiopol og monopolistiks konkurranse</text:span></text:p>
          </draw:text-box>
        </draw:frame>
        <draw:frame draw:style-name="gr15" draw:text-style-name="P38" draw:layer="layout" svg:width="0.2cm" svg:height="0.36cm" svg:x="1.379cm" svg:y="5.81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" draw:text-style-name="P3" draw:layer="layout" svg:x1="1cm" svg:y1="6.001cm" svg:x2="20.59cm" svg:y2="6.001cm">
          <text:p/>
        </draw:line>
        <draw:frame draw:style-name="gr15" draw:text-style-name="P10" draw:layer="layout" svg:width="0.496cm" svg:height="0.47cm" svg:x="17.281cm" svg:y="1.764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5" draw:text-style-name="P10" draw:layer="layout" svg:width="0.534cm" svg:height="0.47cm" svg:x="19.981cm" svg:y="4.66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line draw:style-name="gr96" draw:text-style-name="P3" draw:layer="layout" svg:x1="17.502cm" svg:y1="4.951cm" svg:x2="17.502cm" svg:y2="2.201cm">
          <text:p/>
        </draw:line>
        <draw:line draw:style-name="gr97" draw:text-style-name="P3" draw:layer="layout" svg:x1="17.502cm" svg:y1="4.951cm" svg:x2="20.002cm" svg:y2="4.951cm">
          <text:p/>
        </draw:line>
        <draw:line draw:style-name="gr2" draw:text-style-name="P3" draw:layer="layout" svg:x1="17.85cm" svg:y1="2.851cm" svg:x2="19.6cm" svg:y2="4.601cm">
          <text:p/>
        </draw:line>
        <draw:line draw:style-name="gr2" draw:text-style-name="P3" draw:layer="layout" svg:x1="17.75cm" svg:y1="4.551cm" svg:x2="19.5cm" svg:y2="2.801cm">
          <text:p/>
        </draw:line>
        <draw:frame draw:style-name="gr15" draw:text-style-name="P39" draw:layer="layout" svg:width="3.771cm" svg:height="2.072cm" svg:x="5.479cm" svg:y="1.86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2" draw:text-style-name="P40" draw:layer="layout" svg:width="0.723cm" svg:height="3.431cm" svg:x="0.95cm" svg:y="1.801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3" draw:text-style-name="P14" draw:layer="layout" svg:width="0.25cm" svg:height="0.25cm" svg:x="18.55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7cm" svg:y="1.911cm">
          <draw:object xlink:href="./Object 582" xlink:type="simple" xlink:show="embed" xlink:actuate="onLoad">
            <loext:p/>
          </draw:object>
          <draw:image xlink:href="./ObjectReplacements/Object 582" xlink:type="simple" xlink:show="embed" xlink:actuate="onLoad"/>
        </draw:frame>
        <draw:frame draw:style-name="gr15" draw:text-style-name="P39" draw:layer="layout" svg:width="5.977cm" svg:height="3.632cm" svg:x="9.773cm" svg:y="1.501cm">
          <draw:object xlink:href="./Object 583" xlink:type="simple" xlink:show="embed" xlink:actuate="onLoad">
            <loext:p/>
          </draw:object>
          <draw:image xlink:href="./ObjectReplacements/Object 583" xlink:type="simple" xlink:show="embed" xlink:actuate="onLoad"/>
        </draw:frame>
        <draw:frame draw:style-name="gr144" draw:text-style-name="P9" draw:layer="layout" svg:width="1.387cm" svg:height="0.489cm" svg:x="18.65cm" svg:y="3.429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4cm">
          <draw:object xlink:href="./Object 584" xlink:type="simple" xlink:show="embed" xlink:actuate="onLoad">
            <loext:p/>
          </draw:object>
          <draw:image xlink:href="./ObjectReplacements/Object 584" xlink:type="simple" xlink:show="embed" xlink:actuate="onLoad"/>
        </draw:frame>
        <draw:frame draw:style-name="gr15" draw:text-style-name="P10" draw:layer="layout" svg:width="0.504cm" svg:height="0.47cm" svg:x="19.884cm" svg:y="4.164cm">
          <draw:object xlink:href="./Object 585" xlink:type="simple" xlink:show="embed" xlink:actuate="onLoad">
            <loext:p/>
          </draw:object>
          <draw:image xlink:href="./ObjectReplacements/Object 585" xlink:type="simple" xlink:show="embed" xlink:actuate="onLoad"/>
        </draw:frame>
        <draw:frame draw:style-name="gr145" draw:text-style-name="P40" draw:layer="layout" svg:width="0.739cm" svg:height="2.795cm" svg:x="0.952cm" svg:y="16.103cm">
          <draw:text-box>
            <text:p><text:span text:style-name="T30">D</text:span></text:p>
            <text:p><text:span text:style-name="T30">U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/></text:p>
          </draw:text-box>
        </draw:frame>
        <draw:frame draw:style-name="gr146" draw:text-style-name="P40" draw:layer="layout" svg:width="0.739cm" svg:height="4.703cm" svg:x="0.854cm" svg:y="22.10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76" draw:text-style-name="P3" draw:layer="layout" svg:x1="18.65cm" svg:y1="4.901cm" svg:x2="18.65cm" svg:y2="3.651cm">
          <text:p/>
        </draw:line>
        <draw:frame draw:style-name="gr15" draw:text-style-name="P10" draw:layer="layout" svg:width="0.681cm" svg:height="0.53cm" svg:x="18.48cm" svg:y="5.064cm">
          <draw:object xlink:href="./Object 586" xlink:type="simple" xlink:show="embed" xlink:actuate="onLoad">
            <loext:p/>
          </draw:object>
          <draw:image xlink:href="./ObjectReplacements/Object 586" xlink:type="simple" xlink:show="embed" xlink:actuate="onLoad"/>
        </draw:frame>
        <draw:line draw:style-name="gr2" draw:text-style-name="P3" draw:layer="layout" svg:x1="1cm" svg:y1="16.151cm" svg:x2="20.59cm" svg:y2="16.151cm">
          <text:p/>
        </draw:line>
        <draw:frame draw:style-name="gr147" draw:text-style-name="P40" draw:layer="layout" svg:width="0.723cm" svg:height="4.385cm" svg:x="1.155cm" svg:y="22.106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  <text:p><text:span text:style-name="T30"/></text:p>
            <text:p><text:span text:style-name="T30"/></text:p>
          </draw:text-box>
        </draw:frame>
        <draw:line draw:style-name="gr2" draw:text-style-name="P3" draw:layer="layout" svg:x1="1cm" svg:y1="21.451cm" svg:x2="20.59cm" svg:y2="21.451cm">
          <text:p/>
        </draw:line>
        <draw:frame draw:style-name="gr148" draw:text-style-name="P49" draw:layer="layout" svg:width="4.497cm" svg:height="1.057cm" svg:x="2.255cm" svg:y="16.234cm">
          <draw:text-box>
            <text:p><text:span text:style-name="T43">Cournot</text:span></text:p>
          </draw:text-box>
        </draw:frame>
        <draw:frame draw:style-name="gr148" draw:text-style-name="P49" draw:layer="layout" svg:width="4.497cm" svg:height="1.057cm" svg:x="8.453cm" svg:y="16.3cm">
          <draw:text-box>
            <text:p><text:span text:style-name="T43">Stackelberg</text:span></text:p>
          </draw:text-box>
        </draw:frame>
        <draw:frame draw:style-name="gr148" draw:text-style-name="P49" draw:layer="layout" svg:width="4.497cm" svg:height="1.057cm" svg:x="14.156cm" svg:y="16.235cm">
          <draw:text-box>
            <text:p><text:span text:style-name="T43">Bertrand</text:span></text:p>
          </draw:text-box>
        </draw:frame>
        <draw:frame draw:style-name="gr149" draw:text-style-name="P50" draw:layer="layout" svg:width="4.497cm" svg:height="1.057cm" svg:x="3.056cm" svg:y="21.535cm">
          <draw:text-box>
            <text:p><text:span text:style-name="T44">Kort sikt</text:span></text:p>
          </draw:text-box>
        </draw:frame>
        <draw:line draw:style-name="gr2" draw:text-style-name="P3" draw:layer="layout" svg:x1="15.681cm" svg:y1="22.451cm" svg:x2="19.75cm" svg:y2="25.9cm">
          <text:p/>
        </draw:line>
        <draw:line draw:style-name="gr150" draw:text-style-name="P3" draw:layer="layout" svg:x1="20.25cm" svg:y1="23.5cm" svg:x2="19.75cm" svg:y2="25.5cm">
          <text:p/>
        </draw:line>
        <draw:line draw:style-name="gr151" draw:text-style-name="P51" draw:layer="layout" svg:x1="16.5cm" svg:y1="22.75cm" svg:x2="16.253cm" svg:y2="25.6cm">
          <text:p/>
        </draw:line>
        <draw:frame draw:style-name="gr152" draw:text-style-name="P9" draw:layer="layout" svg:width="1.721cm" svg:height="0.965cm" svg:x="18.901cm" svg:y="22.3cm">
          <draw:text-box>
            <text:p><text:span text:style-name="T1">Fullkommen </text:span></text:p>
            <text:p><text:span text:style-name="T1">Konkurranse</text:span></text:p>
            <text:p><text:span text:style-name="T1">(kapittel 9)</text:span></text:p>
          </draw:text-box>
        </draw:frame>
        <draw:frame draw:style-name="gr153" draw:text-style-name="P9" draw:layer="layout" svg:width="4.913cm" svg:height="1.203cm" svg:x="16.902cm" svg:y="22.601cm">
          <draw:text-box>
            <text:p><text:span text:style-name="T1">Duopol:</text:span></text:p>
            <text:p><text:span text:style-name="T1">- Cournot, </text:span></text:p>
            <text:p><text:span text:style-name="T1">- Stackelberg</text:span></text:p>
            <text:p><text:span text:style-name="T1">- Bertrand</text:span></text:p>
          </draw:text-box>
        </draw:frame>
        <draw:custom-shape draw:style-name="gr154" draw:text-style-name="P10" draw:layer="layout" svg:width="0.347cm" svg:height="0.28cm" svg:x="19.4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5.9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6.5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0" draw:text-style-name="P3" draw:layer="layout" svg:x1="15.549cm" svg:y1="24.5cm" svg:x2="17.75cm" svg:y2="25cm">
          <text:p/>
        </draw:line>
        <draw:line draw:style-name="gr2" draw:text-style-name="P3" draw:layer="layout" svg:x1="15.6cm" svg:y1="25.9cm" svg:x2="20.031cm" svg:y2="25.858cm">
          <text:p/>
        </draw:line>
        <draw:line draw:style-name="gr2" draw:text-style-name="P3" draw:layer="layout" svg:x1="15.689cm" svg:y1="22.399cm" svg:x2="15.661cm" svg:y2="25.902cm">
          <text:p/>
        </draw:line>
        <draw:frame draw:style-name="gr155" draw:text-style-name="P50" draw:layer="layout" svg:width="3.859cm" svg:height="0.71cm" draw:transform="rotate (-1.58790055346444) translate (15.607cm 22.413cm)">
          <draw:text-box>
            <text:p><text:span text:style-name="T44">Grad av differensiering</text:span></text:p>
          </draw:text-box>
        </draw:frame>
        <draw:custom-shape draw:style-name="gr154" draw:text-style-name="P10" draw:layer="layout" svg:width="0.347cm" svg:height="0.28cm" svg:x="17.138cm" svg:y="2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5.749cm" svg:y1="25.635cm" svg:x2="19.251cm" svg:y2="25.614cm">
          <text:p/>
        </draw:line>
        <draw:frame draw:style-name="gr156" draw:text-style-name="P9" draw:layer="layout" svg:width="0.621cm" svg:height="0.489cm" svg:x="15.8cm" svg:y="26.2cm">
          <draw:text-box>
            <text:p><text:span text:style-name="T1">1</text:span></text:p>
          </draw:text-box>
        </draw:frame>
        <draw:frame draw:style-name="gr156" draw:text-style-name="P9" draw:layer="layout" svg:width="0.621cm" svg:height="0.489cm" svg:x="16.401cm" svg:y="26.201cm">
          <draw:text-box>
            <text:p><text:span text:style-name="T1">2</text:span></text:p>
          </draw:text-box>
        </draw:frame>
        <draw:frame draw:style-name="gr157" draw:text-style-name="P9" draw:layer="layout" svg:width="0.752cm" svg:height="0.489cm" svg:x="16.902cm" svg:y="26.202cm">
          <draw:text-box>
            <text:p><text:span text:style-name="T1">Få</text:span></text:p>
          </draw:text-box>
        </draw:frame>
        <draw:frame draw:style-name="gr155" draw:text-style-name="P52" draw:layer="layout" svg:width="3.859cm" svg:height="0.71cm" svg:x="15.989cm" svg:y="26.487cm">
          <draw:text-box>
            <text:p><text:span text:style-name="T45">Antall konkurrenter</text:span></text:p>
          </draw:text-box>
        </draw:frame>
        <draw:frame draw:style-name="gr158" draw:text-style-name="P9" draw:layer="layout" svg:width="1.154cm" svg:height="0.489cm" svg:x="19.05cm" svg:y="26.2cm">
          <draw:text-box>
            <text:p><text:span text:style-name="T1">Mange</text:span></text:p>
          </draw:text-box>
        </draw:frame>
        <draw:frame draw:style-name="gr159" draw:text-style-name="P9" draw:layer="layout" svg:width="2.492cm" svg:height="0.489cm" svg:x="15.902cm" svg:y="22.202cm">
          <draw:text-box>
            <text:p><text:span text:style-name="T1">Monopol (kapittel 10)</text:span></text:p>
          </draw:text-box>
        </draw:frame>
        <draw:line draw:style-name="gr150" draw:text-style-name="P3" draw:layer="layout" svg:x1="17.5cm" svg:y1="23.5cm" svg:x2="16.899cm" svg:y2="25.512cm">
          <text:p/>
        </draw:line>
        <draw:line draw:style-name="gr150" draw:text-style-name="P3" draw:layer="layout" svg:x1="18.5cm" svg:y1="24cm" svg:x2="17.471cm" svg:y2="25.512cm">
          <text:p/>
        </draw:line>
        <draw:line draw:style-name="gr96" draw:text-style-name="P3" draw:layer="layout" svg:x1="2.652cm" svg:y1="20.751cm" svg:x2="2.656cm" svg:y2="17.352cm">
          <text:p/>
        </draw:line>
        <draw:line draw:style-name="gr97" draw:text-style-name="P3" draw:layer="layout" svg:x1="2.55cm" svg:y1="20.723cm" svg:x2="6.4cm" svg:y2="20.772cm">
          <text:p/>
        </draw:line>
        <draw:line draw:style-name="gr96" draw:text-style-name="P3" draw:layer="layout" svg:x1="14.427cm" svg:y1="20.824cm" svg:x2="14.431cm" svg:y2="17.425cm">
          <text:p/>
        </draw:line>
        <draw:line draw:style-name="gr97" draw:text-style-name="P3" draw:layer="layout" svg:x1="14.327cm" svg:y1="20.775cm" svg:x2="18.177cm" svg:y2="20.824cm">
          <text:p/>
        </draw:line>
        <draw:frame draw:style-name="gr15" draw:text-style-name="P10" draw:layer="layout" svg:width="0.661cm" svg:height="0.53cm" svg:x="6.48cm" svg:y="20.464cm">
          <draw:object xlink:href="./Object 590" xlink:type="simple" xlink:show="embed" xlink:actuate="onLoad">
            <loext:p/>
          </draw:object>
          <draw:image xlink:href="./ObjectReplacements/Object 590" xlink:type="simple" xlink:show="embed" xlink:actuate="onLoad"/>
        </draw:frame>
        <draw:line draw:style-name="gr96" draw:text-style-name="P3" draw:layer="layout" svg:x1="2.727cm" svg:y1="26.325cm" svg:x2="2.731cm" svg:y2="22.926cm">
          <text:p/>
        </draw:line>
        <draw:line draw:style-name="gr97" draw:text-style-name="P3" draw:layer="layout" svg:x1="2.627cm" svg:y1="26.276cm" svg:x2="7.25cm" svg:y2="26.25cm">
          <text:p/>
        </draw:line>
        <draw:frame draw:style-name="gr15" draw:text-style-name="P10" draw:layer="layout" svg:width="0.534cm" svg:height="0.47cm" svg:x="7.18cm" svg:y="26.065cm">
          <draw:object xlink:href="./Object 591" xlink:type="simple" xlink:show="embed" xlink:actuate="onLoad">
            <loext:p/>
          </draw:object>
          <draw:image xlink:href="./ObjectReplacements/Object 591" xlink:type="simple" xlink:show="embed" xlink:actuate="onLoad"/>
        </draw:frame>
        <draw:frame draw:style-name="gr160" draw:text-style-name="P9" draw:layer="layout" svg:width="4.913cm" svg:height="0.489cm" svg:x="17.803cm" svg:y="23.502cm">
          <draw:text-box>
            <text:p><text:span text:style-name="T1">Oligopol</text:span></text:p>
          </draw:text-box>
        </draw:frame>
        <draw:frame draw:style-name="gr159" draw:text-style-name="P9" draw:layer="layout" svg:width="2.492cm" svg:height="0.489cm" svg:x="15.302cm" svg:y="21.803cm">
          <draw:text-box>
            <text:p><text:span text:style-name="T1">1 (fullstendig)</text:span></text:p>
          </draw:text-box>
        </draw:frame>
        <draw:frame draw:style-name="gr159" draw:text-style-name="P9" draw:layer="layout" svg:width="2.492cm" svg:height="0.489cm" svg:x="15.102cm" svg:y="25.704cm">
          <draw:text-box>
            <text:p><text:span text:style-name="T1">0 </text:span></text:p>
          </draw:text-box>
        </draw:frame>
        <draw:line draw:style-name="gr2" draw:text-style-name="P3" draw:layer="layout" svg:x1="2.75cm" svg:y1="19.25cm" svg:x2="5.5cm" svg:y2="20.75cm">
          <text:p/>
        </draw:line>
        <draw:line draw:style-name="gr2" draw:text-style-name="P3" draw:layer="layout" svg:x1="2.75cm" svg:y1="18cm" svg:x2="4.25cm" svg:y2="20.75cm">
          <text:p/>
        </draw:line>
        <draw:frame draw:style-name="gr15" draw:text-style-name="P10" draw:layer="layout" svg:width="0.624cm" svg:height="0.53cm" svg:x="3.182cm" svg:y="18.064cm">
          <draw:object xlink:href="./Object 592" xlink:type="simple" xlink:show="embed" xlink:actuate="onLoad">
            <loext:p/>
          </draw:object>
          <draw:image xlink:href="./ObjectReplacements/Object 592" xlink:type="simple" xlink:show="embed" xlink:actuate="onLoad"/>
        </draw:frame>
        <draw:frame draw:style-name="gr15" draw:text-style-name="P10" draw:layer="layout" svg:width="0.628cm" svg:height="0.53cm" svg:x="4.583cm" svg:y="19.464cm">
          <draw:object xlink:href="./Object 593" xlink:type="simple" xlink:show="embed" xlink:actuate="onLoad">
            <loext:p/>
          </draw:object>
          <draw:image xlink:href="./ObjectReplacements/Object 593" xlink:type="simple" xlink:show="embed" xlink:actuate="onLoad"/>
        </draw:frame>
        <draw:line draw:style-name="gr2" draw:text-style-name="P3" draw:layer="layout" svg:x1="2.75cm" svg:y1="23.45cm" svg:x2="5.95cm" svg:y2="26.25cm">
          <text:p/>
        </draw:line>
        <draw:line draw:style-name="gr2" draw:text-style-name="P3" draw:layer="layout" svg:x1="2.75cm" svg:y1="23.45cm" svg:x2="4.45cm" svg:y2="26.25cm">
          <text:p/>
        </draw:line>
        <draw:line draw:style-name="gr2" draw:text-style-name="P3" draw:layer="layout" svg:x1="2.748cm" svg:y1="25.439cm" svg:x2="6.452cm" svg:y2="25.415cm">
          <text:p/>
        </draw:line>
        <draw:frame draw:style-name="gr15" draw:text-style-name="P10" draw:layer="layout" svg:width="0.496cm" svg:height="0.47cm" svg:x="2.38cm" svg:y="22.265cm">
          <draw:object xlink:href="./Object 594" xlink:type="simple" xlink:show="embed" xlink:actuate="onLoad">
            <loext:p/>
          </draw:object>
          <draw:image xlink:href="./ObjectReplacements/Object 594" xlink:type="simple" xlink:show="embed" xlink:actuate="onLoad"/>
        </draw:frame>
        <draw:line draw:style-name="gr2" draw:text-style-name="P3" draw:layer="layout" svg:x1="14.45cm" svg:y1="19.35cm" svg:x2="17.75cm" svg:y2="19.4cm">
          <text:p/>
        </draw:line>
        <draw:line draw:style-name="gr2" draw:text-style-name="P3" draw:layer="layout" svg:x1="14.5cm" svg:y1="18.25cm" svg:x2="17.189cm" svg:y2="20.75cm">
          <text:p/>
        </draw:line>
        <draw:custom-shape draw:style-name="gr161" draw:text-style-name="P53" draw:layer="layout" svg:width="1.245cm" svg:height="0.991cm" svg:x="3.9cm" svg:y="24.45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2.115cm" svg:height="0.53cm" svg:x="5.583cm" svg:y="25.564cm">
          <draw:object xlink:href="./Object 595" xlink:type="simple" xlink:show="embed" xlink:actuate="onLoad">
            <loext:p/>
          </draw:object>
          <draw:image xlink:href="./ObjectReplacements/Object 595" xlink:type="simple" xlink:show="embed" xlink:actuate="onLoad"/>
        </draw:frame>
        <draw:line draw:style-name="gr76" draw:text-style-name="P3" draw:layer="layout" svg:x1="2.801cm" svg:y1="24.439cm" svg:x2="3.95cm" svg:y2="24.5cm">
          <text:p/>
        </draw:line>
        <draw:line draw:style-name="gr76" draw:text-style-name="P3" draw:layer="layout" svg:x1="2.801cm" svg:y1="24.46cm" svg:x2="3.951cm" svg:y2="24.481cm">
          <text:p/>
        </draw:line>
        <draw:line draw:style-name="gr76" draw:text-style-name="P3" draw:layer="layout" svg:x1="3.903cm" svg:y1="24.441cm" svg:x2="3.95cm" svg:y2="26.25cm">
          <text:p/>
        </draw:line>
        <draw:frame draw:style-name="gr15" draw:text-style-name="P10" draw:layer="layout" svg:width="0.837cm" svg:height="0.53cm" svg:x="4.282cm" svg:y="25.664cm">
          <draw:object xlink:href="./Object 596" xlink:type="simple" xlink:show="embed" xlink:actuate="onLoad">
            <loext:p/>
          </draw:object>
          <draw:image xlink:href="./ObjectReplacements/Object 596" xlink:type="simple" xlink:show="embed" xlink:actuate="onLoad"/>
        </draw:frame>
        <draw:frame draw:style-name="gr15" draw:text-style-name="P10" draw:layer="layout" svg:width="0.824cm" svg:height="0.47cm" svg:x="6.483cm" svg:y="25.064cm">
          <draw:object xlink:href="./Object 597" xlink:type="simple" xlink:show="embed" xlink:actuate="onLoad">
            <loext:p/>
          </draw:object>
          <draw:image xlink:href="./ObjectReplacements/Object 597" xlink:type="simple" xlink:show="embed" xlink:actuate="onLoad"/>
        </draw:frame>
        <draw:frame draw:style-name="gr15" draw:text-style-name="P10" draw:layer="layout" svg:width="1.189cm" svg:height="0.529cm" svg:x="1.58cm" svg:y="24.165cm">
          <draw:object xlink:href="./Object 598" xlink:type="simple" xlink:show="embed" xlink:actuate="onLoad">
            <loext:p/>
          </draw:object>
          <draw:image xlink:href="./ObjectReplacements/Object 598" xlink:type="simple" xlink:show="embed" xlink:actuate="onLoad"/>
        </draw:frame>
        <draw:frame draw:style-name="gr15" draw:text-style-name="P10" draw:layer="layout" svg:width="1.227cm" svg:height="0.529cm" svg:x="3.68cm" svg:y="26.365cm">
          <draw:object xlink:href="./Object 599" xlink:type="simple" xlink:show="embed" xlink:actuate="onLoad">
            <loext:p/>
          </draw:object>
          <draw:image xlink:href="./ObjectReplacements/Object 599" xlink:type="simple" xlink:show="embed" xlink:actuate="onLoad"/>
        </draw:frame>
        <draw:frame draw:style-name="gr149" draw:text-style-name="P50" draw:layer="layout" svg:width="4.497cm" svg:height="1.057cm" svg:x="9.056cm" svg:y="21.536cm">
          <draw:text-box>
            <text:p><text:span text:style-name="T44">Lang sikt</text:span></text:p>
          </draw:text-box>
        </draw:frame>
        <draw:line draw:style-name="gr96" draw:text-style-name="P3" draw:layer="layout" svg:x1="8.727cm" svg:y1="26.326cm" svg:x2="8.731cm" svg:y2="22.927cm">
          <text:p/>
        </draw:line>
        <draw:line draw:style-name="gr97" draw:text-style-name="P3" draw:layer="layout" svg:x1="8.627cm" svg:y1="26.277cm" svg:x2="13.25cm" svg:y2="26.251cm">
          <text:p/>
        </draw:line>
        <draw:frame draw:style-name="gr15" draw:text-style-name="P10" draw:layer="layout" svg:width="0.534cm" svg:height="0.47cm" svg:x="13.28cm" svg:y="26.066cm">
          <draw:object xlink:href="./Object 600" xlink:type="simple" xlink:show="embed" xlink:actuate="onLoad">
            <loext:p/>
          </draw:object>
          <draw:image xlink:href="./ObjectReplacements/Object 600" xlink:type="simple" xlink:show="embed" xlink:actuate="onLoad"/>
        </draw:frame>
        <draw:line draw:style-name="gr2" draw:text-style-name="P3" draw:layer="layout" svg:x1="8.748cm" svg:y1="25.44cm" svg:x2="12.452cm" svg:y2="25.416cm">
          <text:p/>
        </draw:line>
        <draw:frame draw:style-name="gr15" draw:text-style-name="P10" draw:layer="layout" svg:width="0.496cm" svg:height="0.47cm" svg:x="8.38cm" svg:y="22.266cm">
          <draw:object xlink:href="./Object 601" xlink:type="simple" xlink:show="embed" xlink:actuate="onLoad">
            <loext:p/>
          </draw:object>
          <draw:image xlink:href="./ObjectReplacements/Object 601" xlink:type="simple" xlink:show="embed" xlink:actuate="onLoad"/>
        </draw:frame>
        <draw:frame draw:style-name="gr15" draw:text-style-name="P10" draw:layer="layout" svg:width="2.131cm" svg:height="0.53cm" svg:x="9.683cm" svg:y="24.565cm">
          <draw:object xlink:href="./Object 602" xlink:type="simple" xlink:show="embed" xlink:actuate="onLoad">
            <loext:p/>
          </draw:object>
          <draw:image xlink:href="./ObjectReplacements/Object 602" xlink:type="simple" xlink:show="embed" xlink:actuate="onLoad"/>
        </draw:frame>
        <draw:line draw:style-name="gr76" draw:text-style-name="P3" draw:layer="layout" svg:x1="8.792cm" svg:y1="24.927cm" svg:x2="9.261cm" svg:y2="24.935cm">
          <text:p/>
        </draw:line>
        <draw:line draw:style-name="gr76" draw:text-style-name="P3" draw:layer="layout" svg:x1="9.289cm" svg:y1="24.848cm" svg:x2="9.31cm" svg:y2="26.352cm">
          <text:p/>
        </draw:line>
        <draw:frame draw:style-name="gr15" draw:text-style-name="P10" draw:layer="layout" svg:width="0.824cm" svg:height="0.47cm" svg:x="12.583cm" svg:y="25.065cm">
          <draw:object xlink:href="./Object 603" xlink:type="simple" xlink:show="embed" xlink:actuate="onLoad">
            <loext:p/>
          </draw:object>
          <draw:image xlink:href="./ObjectReplacements/Object 603" xlink:type="simple" xlink:show="embed" xlink:actuate="onLoad"/>
        </draw:frame>
        <draw:frame draw:style-name="gr15" draw:text-style-name="P10" draw:layer="layout" svg:width="1.197cm" svg:height="0.529cm" svg:x="7.58cm" svg:y="24.566cm">
          <draw:object xlink:href="./Object 604" xlink:type="simple" xlink:show="embed" xlink:actuate="onLoad">
            <loext:p/>
          </draw:object>
          <draw:image xlink:href="./ObjectReplacements/Object 604" xlink:type="simple" xlink:show="embed" xlink:actuate="onLoad"/>
        </draw:frame>
        <draw:frame draw:style-name="gr15" draw:text-style-name="P10" draw:layer="layout" svg:width="1.235cm" svg:height="0.529cm" svg:x="9.28cm" svg:y="26.366cm">
          <draw:object xlink:href="./Object 605" xlink:type="simple" xlink:show="embed" xlink:actuate="onLoad">
            <loext:p/>
          </draw:object>
          <draw:image xlink:href="./ObjectReplacements/Object 605" xlink:type="simple" xlink:show="embed" xlink:actuate="onLoad"/>
        </draw:frame>
        <draw:frame draw:style-name="gr162" draw:text-style-name="P9" draw:layer="layout" svg:width="1.789cm" svg:height="0.965cm" svg:x="13.597cm" svg:y="22.419cm">
          <draw:text-box>
            <text:p><text:span text:style-name="T1">Monopolistisk</text:span></text:p>
            <text:p><text:span text:style-name="T1">Konkurranse</text:span></text:p>
            <text:p><text:span text:style-name="T1">(kort sikt)</text:span></text:p>
          </draw:text-box>
        </draw:frame>
        <draw:frame draw:style-name="gr15" draw:text-style-name="P10" draw:layer="layout" svg:width="0.665cm" svg:height="0.53cm" svg:x="1.781cm" svg:y="17.164cm">
          <draw:object xlink:href="./Object 606" xlink:type="simple" xlink:show="embed" xlink:actuate="onLoad">
            <loext:p/>
          </draw:object>
          <draw:image xlink:href="./ObjectReplacements/Object 606" xlink:type="simple" xlink:show="embed" xlink:actuate="onLoad"/>
        </draw:frame>
        <draw:frame draw:style-name="gr15" draw:text-style-name="P10" draw:layer="layout" svg:width="0.665cm" svg:height="0.53cm" svg:x="7.981cm" svg:y="17.264cm">
          <draw:object xlink:href="./Object 607" xlink:type="simple" xlink:show="embed" xlink:actuate="onLoad">
            <loext:p/>
          </draw:object>
          <draw:image xlink:href="./ObjectReplacements/Object 607" xlink:type="simple" xlink:show="embed" xlink:actuate="onLoad"/>
        </draw:frame>
        <draw:frame draw:style-name="gr15" draw:text-style-name="P10" draw:layer="layout" svg:width="0.534cm" svg:height="0.47cm" svg:x="18.582cm" svg:y="20.464cm">
          <draw:object xlink:href="./Object 608" xlink:type="simple" xlink:show="embed" xlink:actuate="onLoad">
            <loext:p/>
          </draw:object>
          <draw:image xlink:href="./ObjectReplacements/Object 608" xlink:type="simple" xlink:show="embed" xlink:actuate="onLoad"/>
        </draw:frame>
        <draw:frame draw:style-name="gr15" draw:text-style-name="P10" draw:layer="layout" svg:width="0.496cm" svg:height="0.47cm" svg:x="13.782cm" svg:y="17.264cm">
          <draw:object xlink:href="./Object 609" xlink:type="simple" xlink:show="embed" xlink:actuate="onLoad">
            <loext:p/>
          </draw:object>
          <draw:image xlink:href="./ObjectReplacements/Object 609" xlink:type="simple" xlink:show="embed" xlink:actuate="onLoad"/>
        </draw:frame>
        <draw:line draw:style-name="gr2" draw:text-style-name="P3" draw:layer="layout" svg:x1="13.75cm" svg:y1="21.5cm" svg:x2="13.75cm" svg:y2="26.94cm">
          <text:p/>
        </draw:line>
        <draw:line draw:style-name="gr163" draw:text-style-name="P3" draw:layer="layout" svg:x1="4.75cm" svg:y1="18.7cm" svg:x2="3.75cm" svg:y2="19.7cm">
          <text:p/>
        </draw:line>
        <draw:frame draw:style-name="gr149" draw:text-style-name="P50" draw:layer="layout" svg:width="4.497cm" svg:height="1.057cm" svg:x="4.657cm" svg:y="18.036cm">
          <draw:text-box>
            <text:p><text:span text:style-name="T44">Cournotlikevekt</text:span></text:p>
          </draw:text-box>
        </draw:frame>
        <draw:line draw:style-name="gr96" draw:text-style-name="P3" draw:layer="layout" svg:x1="8.752cm" svg:y1="20.751cm" svg:x2="8.756cm" svg:y2="17.352cm">
          <text:p/>
        </draw:line>
        <draw:line draw:style-name="gr97" draw:text-style-name="P3" draw:layer="layout" svg:x1="8.65cm" svg:y1="20.723cm" svg:x2="12.5cm" svg:y2="20.772cm">
          <text:p/>
        </draw:line>
        <draw:frame draw:style-name="gr15" draw:text-style-name="P10" draw:layer="layout" svg:width="0.661cm" svg:height="0.53cm" svg:x="12.58cm" svg:y="20.464cm">
          <draw:object xlink:href="./Object 610" xlink:type="simple" xlink:show="embed" xlink:actuate="onLoad">
            <loext:p/>
          </draw:object>
          <draw:image xlink:href="./ObjectReplacements/Object 610" xlink:type="simple" xlink:show="embed" xlink:actuate="onLoad"/>
        </draw:frame>
        <draw:line draw:style-name="gr2" draw:text-style-name="P3" draw:layer="layout" svg:x1="8.85cm" svg:y1="19.25cm" svg:x2="11.6cm" svg:y2="20.75cm">
          <text:p/>
        </draw:line>
        <draw:line draw:style-name="gr2" draw:text-style-name="P3" draw:layer="layout" svg:x1="8.85cm" svg:y1="18cm" svg:x2="10.35cm" svg:y2="20.75cm">
          <text:p/>
        </draw:line>
        <draw:frame draw:style-name="gr15" draw:text-style-name="P10" draw:layer="layout" svg:width="0.624cm" svg:height="0.53cm" svg:x="9.282cm" svg:y="18.064cm">
          <draw:object xlink:href="./Object 611" xlink:type="simple" xlink:show="embed" xlink:actuate="onLoad">
            <loext:p/>
          </draw:object>
          <draw:image xlink:href="./ObjectReplacements/Object 611" xlink:type="simple" xlink:show="embed" xlink:actuate="onLoad"/>
        </draw:frame>
        <draw:frame draw:style-name="gr15" draw:text-style-name="P10" draw:layer="layout" svg:width="0.628cm" svg:height="0.53cm" svg:x="10.683cm" svg:y="19.464cm">
          <draw:object xlink:href="./Object 612" xlink:type="simple" xlink:show="embed" xlink:actuate="onLoad">
            <loext:p/>
          </draw:object>
          <draw:image xlink:href="./ObjectReplacements/Object 612" xlink:type="simple" xlink:show="embed" xlink:actuate="onLoad"/>
        </draw:frame>
        <draw:line draw:style-name="gr163" draw:text-style-name="P3" draw:layer="layout" svg:x1="11.45cm" svg:y1="18.8cm" svg:x2="10.45cm" svg:y2="19.8cm">
          <text:p/>
        </draw:line>
        <draw:line draw:style-name="gr164" draw:text-style-name="P3" draw:layer="layout" svg:x1="10.305cm" svg:y1="20.754cm" svg:x2="10.297cm" svg:y2="19.997cm">
          <text:p/>
        </draw:line>
        <draw:frame draw:style-name="gr149" draw:text-style-name="P50" draw:layer="layout" svg:width="4.497cm" svg:height="1.057cm" svg:x="10.158cm" svg:y="17.837cm">
          <draw:text-box>
            <text:p><text:span text:style-name="T44">Stackelberglikevekt</text:span></text:p>
          </draw:text-box>
        </draw:frame>
        <draw:line draw:style-name="gr76" draw:text-style-name="P3" draw:layer="layout" svg:x1="8.75cm" svg:y1="20.013cm" svg:x2="10.252cm" svg:y2="20.038cm">
          <text:p/>
        </draw:line>
        <draw:frame draw:style-name="gr15" draw:text-style-name="P10" draw:layer="layout" svg:width="0.826cm" svg:height="0.47cm" svg:x="17.784cm" svg:y="19.165cm">
          <draw:object xlink:href="./Object 613" xlink:type="simple" xlink:show="embed" xlink:actuate="onLoad">
            <loext:p/>
          </draw:object>
          <draw:image xlink:href="./ObjectReplacements/Object 613" xlink:type="simple" xlink:show="embed" xlink:actuate="onLoad"/>
        </draw:frame>
        <draw:frame draw:style-name="gr15" draw:text-style-name="P10" draw:layer="layout" svg:width="1.812cm" svg:height="0.47cm" svg:x="16.884cm" svg:y="20.165cm">
          <draw:object xlink:href="./Object 614" xlink:type="simple" xlink:show="embed" xlink:actuate="onLoad">
            <loext:p/>
          </draw:object>
          <draw:image xlink:href="./ObjectReplacements/Object 614" xlink:type="simple" xlink:show="embed" xlink:actuate="onLoad"/>
        </draw:frame>
        <draw:line draw:style-name="gr129" draw:text-style-name="P3" draw:layer="layout" svg:x1="14.5cm" svg:y1="19.05cm" svg:x2="17.75cm" svg:y2="19.05cm">
          <text:p/>
        </draw:line>
        <draw:line draw:style-name="gr129" draw:text-style-name="P3" draw:layer="layout" svg:x1="14.5cm" svg:y1="19.65cm" svg:x2="17.75cm" svg:y2="19.65cm">
          <text:p/>
        </draw:line>
        <draw:line draw:style-name="gr165" draw:text-style-name="P3" draw:layer="layout" svg:x1="16.724cm" svg:y1="18.998cm" svg:x2="16.723cm" svg:y2="19.352cm">
          <text:p/>
        </draw:line>
        <draw:line draw:style-name="gr165" draw:text-style-name="P3" draw:layer="layout" svg:x1="15.325cm" svg:y1="18.998cm" svg:x2="15.324cm" svg:y2="19.352cm">
          <text:p/>
        </draw:line>
        <draw:line draw:style-name="gr165" draw:text-style-name="P3" draw:layer="layout" svg:x1="15.35cm" svg:y1="19.65cm" svg:x2="15.35cm" svg:y2="19.4cm">
          <text:p/>
        </draw:line>
        <draw:line draw:style-name="gr165" draw:text-style-name="P3" draw:layer="layout" svg:x1="16.725cm" svg:y1="18.998cm" svg:x2="16.724cm" svg:y2="19.352cm">
          <text:p/>
        </draw:line>
        <draw:line draw:style-name="gr165" draw:text-style-name="P3" draw:layer="layout" svg:x1="16.75cm" svg:y1="19.651cm" svg:x2="16.75cm" svg:y2="19.401cm">
          <text:p/>
        </draw:line>
        <draw:line draw:style-name="gr2" draw:text-style-name="P3" draw:layer="layout" svg:x1="8.75cm" svg:y1="24.25cm" svg:x2="10.5cm" svg:y2="26.25cm">
          <text:p/>
        </draw:line>
        <draw:line draw:style-name="gr2" draw:text-style-name="P3" draw:layer="layout" svg:x1="8.75cm" svg:y1="24.2cm" svg:x2="9.75cm" svg:y2="26.25cm">
          <text:p/>
        </draw:line>
        <draw:custom-shape draw:style-name="gr166" draw:text-style-name="P53" draw:layer="layout" svg:width="0.483cm" svg:height="0.61cm" svg:x="9.25cm" svg:y="24.81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3" draw:layer="layout" svg:x1="7.85cm" svg:y1="23.35cm" svg:x2="10.6cm" svg:y2="26.35cm">
          <text:p/>
        </draw:line>
        <draw:line draw:style-name="gr150" draw:text-style-name="P3" draw:layer="layout" svg:x1="14.25cm" svg:y1="23.54cm" svg:x2="16.451cm" svg:y2="24.04cm">
          <text:p/>
        </draw:line>
        <draw:frame draw:style-name="gr162" draw:text-style-name="P9" draw:layer="layout" svg:width="1.789cm" svg:height="0.965cm" svg:x="13.598cm" svg:y="23.92cm">
          <draw:text-box>
            <text:p><text:span text:style-name="T1">Monopolistisk</text:span></text:p>
            <text:p><text:span text:style-name="T1">Konkurranse</text:span></text:p>
            <text:p><text:span text:style-name="T1">(lang sikt)</text:span></text:p>
          </draw:text-box>
        </draw:frame>
        <draw:line draw:style-name="gr76" draw:text-style-name="P3" draw:layer="layout" svg:x1="2.75cm" svg:y1="19.214cm" svg:x2="3.5cm" svg:y2="19.25cm">
          <text:p/>
        </draw:line>
        <draw:line draw:style-name="gr76" draw:text-style-name="P3" draw:layer="layout" svg:x1="3.45cm" svg:y1="19.314cm" svg:x2="3.45cm" svg:y2="19.6cm">
          <text:p/>
        </draw:line>
        <draw:line draw:style-name="gr76" draw:text-style-name="P3" draw:layer="layout" svg:x1="3.441cm" svg:y1="19.56cm" svg:x2="3.762cm" svg:y2="19.555cm">
          <text:p/>
        </draw:line>
        <draw:line draw:style-name="gr76" draw:text-style-name="P3" draw:layer="layout" svg:x1="3.701cm" svg:y1="19.488cm" svg:x2="3.699cm" svg:y2="19.712cm">
          <text:p/>
        </draw:line>
        <draw:line draw:style-name="gr164" draw:text-style-name="P3" draw:layer="layout" svg:x1="4.205cm" svg:y1="20.755cm" svg:x2="4.197cm" svg:y2="19.998cm">
          <text:p/>
        </draw:line>
        <draw:line draw:style-name="gr76" draw:text-style-name="P3" draw:layer="layout" svg:x1="3.841cm" svg:y1="20.06cm" svg:x2="4.162cm" svg:y2="20.055cm">
          <text:p/>
        </draw:line>
        <draw:line draw:style-name="gr76" draw:text-style-name="P3" draw:layer="layout" svg:x1="3.901cm" svg:y1="19.888cm" svg:x2="3.899cm" svg:y2="20.112cm">
          <text:p/>
        </draw:line>
        <draw:line draw:style-name="gr76" draw:text-style-name="P3" draw:layer="layout" svg:x1="3.739cm" svg:y1="19.803cm" svg:x2="3.975cm" svg:y2="19.805cm">
          <text:p/>
        </draw:line>
        <draw:line draw:style-name="gr76" draw:text-style-name="P3" draw:layer="layout" svg:x1="2.749cm" svg:y1="19.788cm" svg:x2="3.751cm" svg:y2="19.776cm">
          <text:p/>
        </draw:line>
        <draw:line draw:style-name="gr164" draw:text-style-name="P3" draw:layer="layout" svg:x1="3.725cm" svg:y1="20.75cm" svg:x2="3.722cm" svg:y2="19.798cm">
          <text:p/>
        </draw:line>
        <draw:frame draw:style-name="gr15" draw:text-style-name="P10" draw:layer="layout" svg:width="0.661cm" svg:height="0.589cm" svg:x="3.381cm" svg:y="20.764cm">
          <draw:object xlink:href="./Object 615" xlink:type="simple" xlink:show="embed" xlink:actuate="onLoad">
            <loext:p/>
          </draw:object>
          <draw:image xlink:href="./ObjectReplacements/Object 615" xlink:type="simple" xlink:show="embed" xlink:actuate="onLoad"/>
        </draw:frame>
        <draw:frame draw:style-name="gr15" draw:text-style-name="P10" draw:layer="layout" svg:width="0.661cm" svg:height="0.589cm" svg:x="1.882cm" svg:y="19.465cm">
          <draw:object xlink:href="./Object 616" xlink:type="simple" xlink:show="embed" xlink:actuate="onLoad">
            <loext:p/>
          </draw:object>
          <draw:image xlink:href="./ObjectReplacements/Object 616" xlink:type="simple" xlink:show="embed" xlink:actuate="onLoad"/>
        </draw:frame>
        <draw:frame draw:style-name="gr15" draw:text-style-name="P10" draw:layer="layout" svg:width="0.661cm" svg:height="0.589cm" svg:x="9.982cm" svg:y="20.765cm">
          <draw:object xlink:href="./Object 617" xlink:type="simple" xlink:show="embed" xlink:actuate="onLoad">
            <loext:p/>
          </draw:object>
          <draw:image xlink:href="./ObjectReplacements/Object 617" xlink:type="simple" xlink:show="embed" xlink:actuate="onLoad"/>
        </draw:frame>
        <draw:frame draw:style-name="gr15" draw:text-style-name="P10" draw:layer="layout" svg:width="0.661cm" svg:height="0.589cm" svg:x="7.883cm" svg:y="19.666cm">
          <draw:object xlink:href="./Object 618" xlink:type="simple" xlink:show="embed" xlink:actuate="onLoad">
            <loext:p/>
          </draw:object>
          <draw:image xlink:href="./ObjectReplacements/Object 618" xlink:type="simple" xlink:show="embed" xlink:actuate="onLoad"/>
        </draw:frame>
        <draw:frame draw:style-name="gr167" draw:text-style-name="P40" draw:layer="layout" svg:width="1.073cm" svg:height="6.376cm" svg:x="0.953cm" svg:y="7.4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6.88cm" svg:y1="7.651cm" svg:x2="6.88cm" svg:y2="14.558cm">
          <text:p/>
        </draw:line>
        <draw:line draw:style-name="gr2" draw:text-style-name="P3" draw:layer="layout" svg:x1="6.88cm" svg:y1="14.558cm" svg:x2="15.23cm" svg:y2="14.558cm">
          <text:p/>
        </draw:line>
        <draw:line draw:style-name="gr2" draw:text-style-name="P3" draw:layer="layout" svg:x1="6.88cm" svg:y1="7.651cm" svg:x2="15.23cm" svg:y2="14.558cm">
          <text:p/>
        </draw:line>
        <draw:frame draw:style-name="gr155" draw:text-style-name="P50" draw:layer="layout" svg:width="3.859cm" svg:height="0.71cm" draw:transform="rotate (-1.58790055346444) translate (6.606cm 9.213cm)">
          <draw:text-box>
            <text:p><text:span text:style-name="T44">Grad av differensiering</text:span></text:p>
          </draw:text-box>
        </draw:frame>
        <draw:frame draw:style-name="gr168" draw:text-style-name="P50" draw:layer="layout" svg:width="2.223cm" svg:height="0.711cm" svg:x="5.853cm" svg:y="6.781cm">
          <draw:text-box>
            <text:p><text:span text:style-name="T44">Fullstendig</text:span></text:p>
          </draw:text-box>
        </draw:frame>
        <draw:frame draw:style-name="gr15" draw:text-style-name="P10" draw:layer="layout" svg:width="0.41cm" svg:height="0.47cm" svg:x="6.315cm" svg:y="7.51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line draw:style-name="gr150" draw:text-style-name="P3" draw:layer="layout" svg:x1="14.8cm" svg:y1="8.4cm" svg:x2="8.197cm" svg:y2="14.412cm">
          <text:p/>
        </draw:line>
        <draw:line draw:style-name="gr150" draw:text-style-name="P3" draw:layer="layout" svg:x1="18.717cm" svg:y1="10.777cm" svg:x2="15.159cm" svg:y2="14.412cm">
          <text:p/>
        </draw:line>
        <draw:line draw:style-name="gr151" draw:text-style-name="P51" draw:layer="layout" svg:x1="14.25cm" svg:y1="7.857cm" svg:x2="7.352cm" svg:y2="14.4cm">
          <text:p/>
        </draw:line>
        <draw:frame draw:style-name="gr155" draw:text-style-name="P50" draw:layer="layout" svg:width="3.859cm" svg:height="0.71cm" svg:x="8.887cm" svg:y="15.387cm">
          <draw:text-box>
            <text:p><text:span text:style-name="T44">Antall konkurrenter</text:span></text:p>
          </draw:text-box>
        </draw:frame>
        <draw:frame draw:style-name="gr155" draw:text-style-name="P50" draw:layer="layout" svg:width="3.859cm" svg:height="0.71cm" svg:x="8.088cm" svg:y="14.787cm">
          <draw:text-box>
            <text:p><text:span text:style-name="T44">Få</text:span></text:p>
          </draw:text-box>
        </draw:frame>
        <draw:frame draw:style-name="gr155" draw:text-style-name="P50" draw:layer="layout" svg:width="3.859cm" svg:height="0.71cm" svg:x="6.889cm" svg:y="14.787cm">
          <draw:text-box>
            <text:p><text:span text:style-name="T44">1</text:span></text:p>
          </draw:text-box>
        </draw:frame>
        <draw:frame draw:style-name="gr169" draw:text-style-name="P45" draw:layer="layout" svg:width="1.721cm" svg:height="0.965cm" svg:x="18.1cm" svg:y="9.8cm">
          <draw:text-box>
            <text:p>Fullkommen </text:p>
            <text:p>Konkurranse</text:p>
            <text:p>(kapittel 9)</text:p>
          </draw:text-box>
        </draw:frame>
        <draw:frame draw:style-name="gr155" draw:text-style-name="P50" draw:layer="layout" svg:width="3.859cm" svg:height="0.71cm" svg:x="7.59cm" svg:y="14.787cm">
          <draw:text-box>
            <text:p><text:span text:style-name="T44">2</text:span></text:p>
          </draw:text-box>
        </draw:frame>
        <draw:line draw:style-name="gr150" draw:text-style-name="P3" draw:layer="layout" svg:x1="15.601cm" svg:y1="8.4cm" svg:x2="8.998cm" svg:y2="14.412cm">
          <text:p/>
        </draw:line>
        <draw:frame draw:style-name="gr170" draw:text-style-name="P45" draw:layer="layout" svg:width="2.492cm" svg:height="0.489cm" svg:x="13.701cm" svg:y="7.201cm">
          <draw:text-box>
            <text:p>Monopol (kapittel 10)</text:p>
          </draw:text-box>
        </draw:frame>
        <draw:frame draw:style-name="gr171" draw:text-style-name="P45" draw:layer="layout" svg:width="4.913cm" svg:height="0.489cm" svg:x="14.301cm" svg:y="7.901cm">
          <draw:text-box>
            <text:p>Duopol, Stackelberg og Betrand (ikke pensum)</text:p>
          </draw:text-box>
        </draw:frame>
        <draw:frame draw:style-name="gr172" draw:text-style-name="P45" draw:layer="layout" svg:width="2.678cm" svg:height="0.489cm" svg:x="15.002cm" svg:y="8.202cm">
          <draw:text-box>
            <text:p>Oligopol (ikke pensum)</text:p>
          </draw:text-box>
        </draw:frame>
        <draw:custom-shape draw:style-name="gr154" draw:text-style-name="P10" draw:layer="layout" svg:width="0.347cm" svg:height="0.28cm" svg:x="14.937cm" svg:y="1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0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8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8.5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3.75cm" svg:x2="14.25cm" svg:y2="13.85cm">
          <text:p/>
        </draw:line>
        <draw:line draw:style-name="gr26" draw:text-style-name="P3" draw:layer="layout" svg:x1="10.5cm" svg:y1="13.85cm" svg:x2="10.5cm" svg:y2="10.6cm">
          <text:p/>
        </draw:line>
        <draw:frame draw:style-name="gr173" draw:text-style-name="P45" draw:layer="layout" svg:width="1.789cm" svg:height="0.965cm" svg:x="3.602cm" svg:y="13.202cm">
          <draw:text-box>
            <text:p>Monopolistisk</text:p>
            <text:p>Konkurranse</text:p>
            <text:p>(kort sikt)</text:p>
          </draw:text-box>
        </draw:frame>
        <draw:frame draw:style-name="gr173" draw:text-style-name="P45" draw:layer="layout" svg:width="1.789cm" svg:height="0.965cm" svg:x="13.603cm" svg:y="11.203cm">
          <draw:text-box>
            <text:p>Monopolistisk</text:p>
            <text:p>Konkurranse</text:p>
            <text:p>(langt sikt)</text:p>
          </draw:text-box>
        </draw:frame>
        <draw:line draw:style-name="gr150" draw:text-style-name="P3" draw:layer="layout" svg:x1="5.25cm" svg:y1="13.6cm" svg:x2="8.75cm" svg:y2="11.6cm">
          <text:p/>
        </draw:line>
        <draw:line draw:style-name="gr150" draw:text-style-name="P3" draw:layer="layout" svg:x1="13.65cm" svg:y1="11.9cm" svg:x2="11.75cm" svg:y2="13.1cm">
          <text:p/>
        </draw:lin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67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74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75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76" draw:text-style-name="P9" draw:layer="layout" svg:width="1.608cm" svg:height="0.599cm" svg:x="18.651cm" svg:y="3.426cm">
          <draw:text-box>
            <text:p><text:span text:style-name="T46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6.681cm" svg:y="2.2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74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75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76" draw:text-style-name="P9" draw:layer="layout" svg:width="1.608cm" svg:height="0.599cm" svg:x="18.651cm" svg:y="3.426cm">
          <draw:text-box>
            <text:p><text:span text:style-name="T46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67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77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78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79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54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01cm" svg:y="18.9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8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8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54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5" draw:text-style-name="P50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68" draw:text-style-name="P50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78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79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54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3.732cm" svg:y="19.0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8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8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54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0" draw:text-style-name="P3" draw:layer="layout" svg:x1="14.8cm" svg:y1="8.8cm" svg:x2="8.197cm" svg:y2="14.812cm">
          <text:p/>
        </draw:line>
        <draw:line draw:style-name="gr150" draw:text-style-name="P3" draw:layer="layout" svg:x1="18.717cm" svg:y1="11.177cm" svg:x2="15.159cm" svg:y2="14.812cm">
          <text:p/>
        </draw:line>
        <draw:line draw:style-name="gr151" draw:text-style-name="P51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48" draw:text-style-name="P50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48" draw:text-style-name="P50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5" draw:text-style-name="P50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5" draw:text-style-name="P50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5" draw:text-style-name="P50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69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5" draw:text-style-name="P50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0" draw:text-style-name="P3" draw:layer="layout" svg:x1="15.601cm" svg:y1="8.8cm" svg:x2="8.998cm" svg:y2="14.812cm">
          <text:p/>
        </draw:line>
        <draw:frame draw:style-name="gr170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71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72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54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73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73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0" draw:text-style-name="P3" draw:layer="layout" svg:x1="5.25cm" svg:y1="14cm" svg:x2="8.75cm" svg:y2="12cm">
          <text:p/>
        </draw:line>
        <draw:line draw:style-name="gr150" draw:text-style-name="P3" draw:layer="layout" svg:x1="13.65cm" svg:y1="12.3cm" svg:x2="11.75cm" svg:y2="13.5cm">
          <text:p/>
        </draw:line>
        <draw:custom-shape draw:style-name="gr18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8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8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8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8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8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5" draw:text-style-name="P54" draw:layer="layout" svg:width="11.119cm" svg:height="2.764cm" svg:x="1.894cm" svg:y="2.496cm">
          <draw:text-box>
            <text:list text:style-name="L2">
              <text:list-item>
                <text:p><text:span text:style-name="T47">- <text:s text:c="2"/>Forskjellige etterspørrere (eller gruppe av etterspørre) må ha ulik marginal betalingsvillighet (MBV).</text:span></text:p>
              </text:list-item>
              <text:list-item>
                <text:p><text:span text:style-name="T47">- <text:s text:c="2"/>Produsentene må mulighet til å </text:span><text:span text:style-name="T48">skille</text:span><text:span text:style-name="T47"> </text:span><text:span text:style-name="T49">de</text:span><text:span text:style-name="T47"> forskjellige etterspørrere fra hverandre.</text:span></text:p>
              </text:list-item>
              <text:list-item>
                <text:p><text:span text:style-name="T47">- <text:s text:c="2"/>Videresalg mellom gruppene (dvs. fra konsumenter til konsumenter) er ikke mulig</text:span><text:span text:style-name="T49">,</text:span><text:span text:style-name="T47"> alternativt kostbart å utføre.</text:span></text:p>
              </text:list-item>
            </text:list>
          </draw:text-box>
        </draw:frame>
        <draw:frame draw:style-name="gr174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86" draw:text-style-name="P50" draw:layer="layout" svg:width="14.58cm" svg:height="1.057cm" svg:x="1.968cm" svg:y="1.37cm">
          <draw:text-box>
            <text:p><text:span text:style-name="T44">Vi har </text:span><text:span text:style-name="T50">prisdiskriminering</text:span><text:span text:style-name="T51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8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8" draw:text-style-name="P50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89" draw:text-style-name="P50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48" draw:text-style-name="P50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90" draw:text-style-name="P50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91" draw:text-style-name="P50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92" draw:text-style-name="P50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93" draw:text-style-name="P50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94" draw:text-style-name="P50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95" draw:text-style-name="P50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79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78" draw:text-style-name="P55" draw:layer="layout" svg:width="2.1cm" svg:height="1.04cm" svg:x="19.278cm" svg:y="24.902cm">
          <draw:text-box>
            <text:p><text:span text:style-name="T52">S=GK</text:span></text:p>
          </draw:text-box>
        </draw:frame>
        <draw:frame draw:style-name="gr178" draw:text-style-name="P55" draw:layer="layout" svg:width="2.1cm" svg:height="1.04cm" svg:x="16.229cm" svg:y="25.631cm">
          <draw:text-box>
            <text:p><text:span text:style-name="T52">GI</text:span></text:p>
          </draw:text-box>
        </draw:frame>
        <draw:frame draw:style-name="gr178" draw:text-style-name="P55" draw:layer="layout" svg:width="2.1cm" svg:height="1.04cm" svg:x="18.262cm" svg:y="25.485cm">
          <draw:text-box>
            <text:p><text:span text:style-name="T52">E=MBV</text:span></text:p>
          </draw:text-box>
        </draw:frame>
        <draw:custom-shape draw:style-name="gr154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79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78" draw:text-style-name="P55" draw:layer="layout" svg:width="2.1cm" svg:height="1.04cm" svg:x="10.13cm" svg:y="25.632cm">
          <draw:text-box>
            <text:p><text:span text:style-name="T52">GI</text:span></text:p>
          </draw:text-box>
        </draw:frame>
        <draw:frame draw:style-name="gr178" draw:text-style-name="P55" draw:layer="layout" svg:width="2.1cm" svg:height="1.04cm" svg:x="11.863cm" svg:y="25.486cm">
          <draw:text-box>
            <text:p><text:span text:style-name="T52">E=MBV</text:span></text:p>
          </draw:text-box>
        </draw:frame>
        <draw:custom-shape draw:style-name="gr154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79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78" draw:text-style-name="P55" draw:layer="layout" svg:width="2.1cm" svg:height="1.04cm" svg:x="3.03cm" svg:y="25.632cm">
          <draw:text-box>
            <text:p><text:span text:style-name="T52">GI</text:span></text:p>
          </draw:text-box>
        </draw:frame>
        <draw:frame draw:style-name="gr178" draw:text-style-name="P55" draw:layer="layout" svg:width="2.1cm" svg:height="1.04cm" svg:x="4.263cm" svg:y="25.486cm">
          <draw:text-box>
            <text:p><text:span text:style-name="T52">E=MBV</text:span></text:p>
          </draw:text-box>
        </draw:frame>
        <draw:custom-shape draw:style-name="gr154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78" draw:text-style-name="P55" draw:layer="layout" svg:width="2.1cm" svg:height="1.04cm" svg:x="12.878cm" svg:y="24.902cm">
          <draw:text-box>
            <text:p><text:span text:style-name="T52">S=GK</text:span></text:p>
          </draw:text-box>
        </draw:frame>
        <draw:frame draw:style-name="gr178" draw:text-style-name="P55" draw:layer="layout" svg:width="2.1cm" svg:height="1.04cm" svg:x="6.278cm" svg:y="24.902cm">
          <draw:text-box>
            <text:p><text:span text:style-name="T52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8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96" draw:text-style-name="P50" draw:layer="layout" svg:width="7.005cm" svg:height="2.77cm" svg:x="14.626cm" svg:y="8.48cm">
          <draw:text-box>
            <text:p><text:span text:style-name="T51">Kollektive goder:</text:span></text:p>
            <text:p><text:span text:style-name="T53">- Ikke rivaliserende</text:span></text:p>
            <text:p><text:span text:style-name="T53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74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9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9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75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76" draw:text-style-name="P9" draw:layer="layout" svg:width="1.608cm" svg:height="0.599cm" svg:x="18.796cm" svg:y="3.717cm">
          <draw:text-box>
            <text:p><text:span text:style-name="T46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75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9" draw:layer="layout" svg:width="1.608cm" svg:height="0.599cm" svg:x="18.796cm" svg:y="3.717cm">
          <draw:text-box>
            <text:p><text:span text:style-name="T46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9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200" draw:text-style-name="P50" draw:layer="layout" svg:width="7.005cm" svg:height="2.095cm" svg:x="7.825cm" svg:y="8.236cm">
          <draw:text-box>
            <text:p><text:span text:style-name="T51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201" draw:text-style-name="P56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20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20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204" draw:text-style-name="P44" draw:layer="layout" svg:width="1.7cm" svg:height="0.652cm" svg:x="6.334cm" svg:y="13.474cm">
          <draw:text-box>
            <text:p><text:span text:style-name="T34">E=MBV</text:span></text:p>
          </draw:text-box>
        </draw:frame>
        <draw:frame draw:style-name="gr20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206" draw:text-style-name="P57" draw:layer="layout" svg:width="2.86cm" svg:height="1.076cm" svg:x="5.248cm" svg:y="12.126cm">
          <draw:text-box>
            <text:p><text:span text:style-name="T54">Samfunnsøkonomisk </text:span></text:p>
            <text:p><text:span text:style-name="T54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200" draw:text-style-name="P50" draw:layer="layout" svg:width="7.005cm" svg:height="2.095cm" svg:x="14.527cm" svg:y="12.781cm">
          <draw:text-box>
            <text:p><text:span text:style-name="T51">Formyndergoder:</text:span></text:p>
            <text:p><text:span text:style-name="T53">Merit goods</text:span></text:p>
            <text:p><text:span text:style-name="T53">Merit bads</text:span></text:p>
          </draw:text-box>
        </draw:frame>
        <draw:frame draw:style-name="gr200" draw:text-style-name="P50" draw:layer="layout" svg:width="7.005cm" svg:height="2.095cm" svg:x="14.45cm" svg:y="13.95cm">
          <draw:text-box>
            <text:p><text:span text:style-name="T51">Ufullstendig informasjon</text:span></text:p>
            <text:p><text:span text:style-name="T53">- Assymterisk informasjon</text:span></text:p>
            <text:p><text:span text:style-name="T53">- Ufullstendig informasjon tilknyttet </text:span></text:p>
            <text:p><text:span text:style-name="T53">Godens beslutningsgrunnlag</text:span></text:p>
          </draw:text-box>
        </draw:frame>
        <draw:frame draw:style-name="gr200" draw:text-style-name="P50" draw:layer="layout" svg:width="7.005cm" svg:height="2.095cm" svg:x="14.585cm" svg:y="15.75cm">
          <draw:text-box>
            <text:p><text:span text:style-name="T51">Kollektive goder</text:span></text:p>
            <text:p><text:span text:style-name="T53">- Offentlige bør produsere inntil </text:span></text:p>
            <text:p><text:span text:style-name="T53">Summan av mbv er lik grensekostnad</text:span></text:p>
          </draw:text-box>
        </draw:frame>
        <draw:frame draw:style-name="gr200" draw:text-style-name="P50" draw:layer="layout" svg:width="7.005cm" svg:height="2.095cm" svg:x="14.495cm" svg:y="24.255cm">
          <draw:text-box>
            <text:p><text:span text:style-name="T51">Formyndergoder</text:span></text:p>
            <text:p><text:span text:style-name="T53">Økt skatt eller redusert skatt</text:span></text:p>
          </draw:text-box>
        </draw:frame>
        <draw:frame draw:style-name="gr200" draw:text-style-name="P50" draw:layer="layout" svg:width="7.005cm" svg:height="2.095cm" svg:x="14.428cm" svg:y="25.682cm">
          <draw:text-box>
            <text:p><text:span text:style-name="T51">Ufullstendig informasjon</text:span></text:p>
            <text:p><text:span text:style-name="T53">Offentlige kan forbedre informasjons</text:span></text:p>
            <text:p><text:span text:style-name="T53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207" draw:text-style-name="P3" draw:layer="layout" svg:x1="8.5cm" svg:y1="14.65cm" svg:x2="14cm" svg:y2="14.65cm">
          <text:p/>
        </draw:line>
        <draw:line draw:style-name="gr20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209" draw:text-style-name="P58" draw:layer="layout" svg:x1="10cm" svg:y1="14.5cm" svg:x2="10.081cm" svg:y2="13.24cm">
          <text:p text:style-name="P10"><text:span text:style-name="T1">c</text:span></text:p>
        </draw:line>
        <draw:line draw:style-name="gr209" draw:text-style-name="P58" draw:layer="layout" svg:x1="8.329cm" svg:y1="13.253cm" svg:x2="10cm" svg:y2="13.25cm">
          <text:p text:style-name="P10"><text:span text:style-name="T1">c</text:span></text:p>
        </draw:line>
        <draw:frame draw:style-name="gr210" draw:text-style-name="P59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207" draw:text-style-name="P3" draw:layer="layout" svg:x1="8.5cm" svg:y1="20.55cm" svg:x2="14cm" svg:y2="20.55cm">
          <text:p/>
        </draw:line>
        <draw:line draw:style-name="gr20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209" draw:text-style-name="P58" draw:layer="layout" svg:x1="9.5cm" svg:y1="20.4cm" svg:x2="9.5cm" svg:y2="18.75cm">
          <text:p text:style-name="P10"><text:span text:style-name="T1">c</text:span></text:p>
        </draw:line>
        <draw:line draw:style-name="gr209" draw:text-style-name="P58" draw:layer="layout" svg:x1="8.329cm" svg:y1="18.553cm" svg:x2="9.5cm" svg:y2="18.55cm">
          <text:p text:style-name="P10"><text:span text:style-name="T1">c</text:span></text:p>
        </draw:line>
        <draw:frame draw:style-name="gr210" draw:text-style-name="P59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201" draw:text-style-name="P56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7" draw:text-style-name="P3" draw:layer="layout" svg:x1="8.5cm" svg:y1="26.125cm" svg:x2="14cm" svg:y2="26.125cm">
          <text:p/>
        </draw:line>
        <draw:line draw:style-name="gr20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211" draw:text-style-name="P58" draw:layer="layout" svg:x1="9.5cm" svg:y1="26.175cm" svg:x2="9.5cm" svg:y2="22.75cm">
          <text:p text:style-name="P10"><text:span text:style-name="T1">c</text:span></text:p>
        </draw:line>
        <draw:line draw:style-name="gr209" draw:text-style-name="P58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212" draw:text-style-name="P60" draw:layer="layout" svg:width="4.598cm" svg:height="0.937cm" svg:x="7.752cm" svg:y="15.453cm">
          <draw:text-box>
            <text:p><text:span text:style-name="T43">Avgifter og subsidider</text:span></text:p>
          </draw:text-box>
        </draw:frame>
        <draw:frame draw:style-name="gr213" draw:text-style-name="P60" draw:layer="layout" svg:width="4.847cm" svg:height="1.28cm" svg:x="8.153cm" svg:y="21.054cm">
          <draw:text-box>
            <text:p><text:span text:style-name="T4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214" draw:text-style-name="P3" draw:layer="layout" svg:x1="15cm" svg:y1="18.55cm" svg:x2="17.25cm" svg:y2="18.55cm">
          <text:p/>
        </draw:line>
        <draw:line draw:style-name="gr215" draw:text-style-name="P3" draw:layer="layout" svg:x1="15cm" svg:y1="18.55cm" svg:x2="15cm" svg:y2="17.05cm">
          <text:p/>
        </draw:line>
        <draw:line draw:style-name="gr214" draw:text-style-name="P3" draw:layer="layout" svg:x1="14.925cm" svg:y1="20.925cm" svg:x2="17.175cm" svg:y2="20.925cm">
          <text:p/>
        </draw:line>
        <draw:line draw:style-name="gr215" draw:text-style-name="P3" draw:layer="layout" svg:x1="14.925cm" svg:y1="20.925cm" svg:x2="14.925cm" svg:y2="19.425cm">
          <text:p/>
        </draw:line>
        <draw:line draw:style-name="gr214" draw:text-style-name="P3" draw:layer="layout" svg:x1="14.925cm" svg:y1="23.125cm" svg:x2="17.175cm" svg:y2="23.125cm">
          <text:p/>
        </draw:line>
        <draw:line draw:style-name="gr215" draw:text-style-name="P3" draw:layer="layout" svg:x1="14.925cm" svg:y1="23.125cm" svg:x2="14.925cm" svg:y2="21.625cm">
          <text:p/>
        </draw:line>
        <draw:custom-shape draw:style-name="gr21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210" draw:text-style-name="P59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210" draw:text-style-name="P59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210" draw:text-style-name="P59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210" draw:text-style-name="P59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21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21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78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78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78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78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78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78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21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8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8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78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78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78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78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21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21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3-12T15:35:35.226576844</dc:date>
    <meta:editing-duration>P5DT19H41M45S</meta:editing-duration>
    <meta:editing-cycles>510</meta:editing-cycles>
    <meta:generator>LibreOffice/24.2.0.3$Linux_X86_64 LibreOffice_project/420$Build-3</meta:generator>
    <meta:print-date>2023-11-14T11:35:30.738732036</meta:print-date>
    <meta:printed-by>PDF files</meta:printed-by>
    <meta:document-statistic meta:object-count="2039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69/content.xml><?xml version="1.0" encoding="utf-8"?>
<math xmlns="http://www.w3.org/1998/Math/MathML" display="block">
  <semantics>
    <mn>1</mn>
    <annotation encoding="StarMath 5.0">1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15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/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i>X</mi>
    <annotation encoding="StarMath 5.0">X</annotation>
  </semantics>
</math>
</file>

<file path=Object 49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5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84/content.xml><?xml version="1.0" encoding="utf-8"?>
<math xmlns="http://www.w3.org/1998/Math/MathML" display="block">
  <semantics>
    <mi>S</mi>
    <annotation encoding="StarMath 5.0">S</annotation>
  </semantics>
</math>
</file>

<file path=Object 585/content.xml><?xml version="1.0" encoding="utf-8"?>
<math xmlns="http://www.w3.org/1998/Math/MathML" display="block">
  <semantics>
    <mi>E</mi>
    <annotation encoding="StarMath 5.0">E</annotation>
  </semantics>
</math>
</file>

<file path=Object 58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59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91/content.xml><?xml version="1.0" encoding="utf-8"?>
<math xmlns="http://www.w3.org/1998/Math/MathML" display="block">
  <semantics>
    <mi>X</mi>
    <annotation encoding="StarMath 5.0">X</annotation>
  </semantics>
</math>
</file>

<file path=Object 59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59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94/content.xml><?xml version="1.0" encoding="utf-8"?>
<math xmlns="http://www.w3.org/1998/Math/MathML" display="block">
  <semantics>
    <mi>P</mi>
    <annotation encoding="StarMath 5.0">P</annotation>
  </semantics>
</math>
</file>

<file path=Object 595/content.xml><?xml version="1.0" encoding="utf-8"?>
<math xmlns="http://www.w3.org/1998/Math/MathML" display="block">
  <semantics>
    <mrow>
      <msub>
        <mi>E</mi>
        <mi>S</mi>
      </msub>
      <mo stretchy="false">=</mo>
      <msub>
        <mi mathvariant="italic">MBV</mi>
        <mi>S</mi>
      </msub>
    </mrow>
    <annotation encoding="StarMath 5.0">E_S=MBV_S</annotation>
  </semantics>
</math>
</file>

<file path=Object 596/content.xml><?xml version="1.0" encoding="utf-8"?>
<math xmlns="http://www.w3.org/1998/Math/MathML" display="block">
  <semantics>
    <msub>
      <mi mathvariant="italic">GI</mi>
      <mi>S</mi>
    </msub>
    <annotation encoding="StarMath 5.0">GI_S</annotation>
  </semantics>
</math>
</file>

<file path=Object 597/content.xml><?xml version="1.0" encoding="utf-8"?>
<math xmlns="http://www.w3.org/1998/Math/MathML" display="block">
  <semantics>
    <mi mathvariant="italic">GK</mi>
    <annotation encoding="StarMath 5.0">GK</annotation>
  </semantics>
</math>
</file>

<file path=Object 598/content.xml><?xml version="1.0" encoding="utf-8"?>
<math xmlns="http://www.w3.org/1998/Math/MathML" display="block">
  <semantics>
    <msup>
      <mi>P</mi>
      <mrow>
        <mi mathvariant="italic">MK</mi>
        <mi>,</mi>
        <mi>S</mi>
      </mrow>
    </msup>
    <annotation encoding="StarMath 5.0">P^{MK,S}</annotation>
  </semantics>
</math>
</file>

<file path=Object 599/content.xml><?xml version="1.0" encoding="utf-8"?>
<math xmlns="http://www.w3.org/1998/Math/MathML" display="block">
  <semantics>
    <msup>
      <mi>X</mi>
      <mrow>
        <mi mathvariant="italic">MK</mi>
        <mi>,</mi>
        <mi>S</mi>
      </mrow>
    </msup>
    <annotation encoding="StarMath 5.0">X^{MK,S}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00/content.xml><?xml version="1.0" encoding="utf-8"?>
<math xmlns="http://www.w3.org/1998/Math/MathML" display="block">
  <semantics>
    <mi>X</mi>
    <annotation encoding="StarMath 5.0">X</annotation>
  </semantics>
</math>
</file>

<file path=Object 601/content.xml><?xml version="1.0" encoding="utf-8"?>
<math xmlns="http://www.w3.org/1998/Math/MathML" display="block">
  <semantics>
    <mi>P</mi>
    <annotation encoding="StarMath 5.0">P</annotation>
  </semantics>
</math>
</file>

<file path=Object 602/content.xml><?xml version="1.0" encoding="utf-8"?>
<math xmlns="http://www.w3.org/1998/Math/MathML" display="block">
  <semantics>
    <mrow>
      <msub>
        <mi>E</mi>
        <mi>L</mi>
      </msub>
      <mo stretchy="false">=</mo>
      <msub>
        <mi mathvariant="italic">MBV</mi>
        <mi>L</mi>
      </msub>
    </mrow>
    <annotation encoding="StarMath 5.0">E_L=MBV_L</annotation>
  </semantics>
</math>
</file>

<file path=Object 603/content.xml><?xml version="1.0" encoding="utf-8"?>
<math xmlns="http://www.w3.org/1998/Math/MathML" display="block">
  <semantics>
    <mi mathvariant="italic">GK</mi>
    <annotation encoding="StarMath 5.0">GK</annotation>
  </semantics>
</math>
</file>

<file path=Object 604/content.xml><?xml version="1.0" encoding="utf-8"?>
<math xmlns="http://www.w3.org/1998/Math/MathML" display="block">
  <semantics>
    <msup>
      <mi>P</mi>
      <mrow>
        <mi mathvariant="italic">MK</mi>
        <mi>,</mi>
        <mi>L</mi>
      </mrow>
    </msup>
    <annotation encoding="StarMath 5.0">P^{MK,L}</annotation>
  </semantics>
</math>
</file>

<file path=Object 605/content.xml><?xml version="1.0" encoding="utf-8"?>
<math xmlns="http://www.w3.org/1998/Math/MathML" display="block">
  <semantics>
    <msup>
      <mi>X</mi>
      <mrow>
        <mi mathvariant="italic">MK</mi>
        <mi>,</mi>
        <mi>L</mi>
      </mrow>
    </msup>
    <annotation encoding="StarMath 5.0">X^{MK,L}</annotation>
  </semantics>
</math>
</file>

<file path=Object 60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8/content.xml><?xml version="1.0" encoding="utf-8"?>
<math xmlns="http://www.w3.org/1998/Math/MathML" display="block">
  <semantics>
    <mi>X</mi>
    <annotation encoding="StarMath 5.0">X</annotation>
  </semantics>
</math>
</file>

<file path=Object 609/content.xml><?xml version="1.0" encoding="utf-8"?>
<math xmlns="http://www.w3.org/1998/Math/MathML" display="block">
  <semantics>
    <mi>P</mi>
    <annotation encoding="StarMath 5.0">P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1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11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1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613/content.xml><?xml version="1.0" encoding="utf-8"?>
<math xmlns="http://www.w3.org/1998/Math/MathML" display="block">
  <semantics>
    <mi mathvariant="italic">GK</mi>
    <annotation encoding="StarMath 5.0">GK</annotation>
  </semantics>
</math>
</file>

<file path=Object 61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615/content.xml><?xml version="1.0" encoding="utf-8"?>
<math xmlns="http://www.w3.org/1998/Math/MathML" display="block">
  <semantics>
    <msubsup>
      <mi>X</mi>
      <mn>1</mn>
      <mi>c</mi>
    </msubsup>
    <annotation encoding="StarMath 5.0">X_1^{c}</annotation>
  </semantics>
</math>
</file>

<file path=Object 616/content.xml><?xml version="1.0" encoding="utf-8"?>
<math xmlns="http://www.w3.org/1998/Math/MathML" display="block">
  <semantics>
    <msubsup>
      <mi>X</mi>
      <mn>2</mn>
      <mi>c</mi>
    </msubsup>
    <annotation encoding="StarMath 5.0">X_2^{c}</annotation>
  </semantics>
</math>
</file>

<file path=Object 617/content.xml><?xml version="1.0" encoding="utf-8"?>
<math xmlns="http://www.w3.org/1998/Math/MathML" display="block">
  <semantics>
    <msubsup>
      <mi>X</mi>
      <mn>1</mn>
      <mi>s</mi>
    </msubsup>
    <annotation encoding="StarMath 5.0">X_1^{s}</annotation>
  </semantics>
</math>
</file>

<file path=Object 618/content.xml><?xml version="1.0" encoding="utf-8"?>
<math xmlns="http://www.w3.org/1998/Math/MathML" display="block">
  <semantics>
    <msubsup>
      <mi>X</mi>
      <mn>2</mn>
      <mi>s</mi>
    </msubsup>
    <annotation encoding="StarMath 5.0">X_2^{s}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